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ter" svg:font-family="Inter, 'Helvetica Neue', Arial, sans-serif"/>
    <style:font-face style:name="Lohit Devanagari1" svg:font-family="'Lohit Devanagari'"/>
    <style:font-face style:name="courier new" svg:font-family="'courier new', courier"/>
    <style:font-face style:name="inherit" svg:font-family="inherit"/>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style:style>
    <style:style style:name="P2"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3"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style:style>
    <style:style style:name="P4" style:family="paragraph" style:parent-style-name="Text_20_body">
      <style:paragraph-properties fo:margin-left="0cm" fo:margin-right="0cm" fo:margin-top="0.529cm" fo:margin-bottom="0.529cm" loext:contextual-spacing="false" fo:text-align="start" style:justify-single-word="false" fo:orphans="2" fo:widows="2" fo:text-indent="0cm" style:auto-text-indent="false" fo:padding="0cm" fo:border="none"/>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6"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7" style:family="paragraph" style:parent-style-name="Text_20_body" style:list-style-name="L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8"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9"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10" style:family="paragraph" style:parent-style-name="Text_20_body" style:list-style-name="L1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officeooo:paragraph-rsid="0016e2b2"/>
    </style:style>
    <style:style style:name="P11" style:family="paragraph" style:parent-style-name="Text_20_body" style:list-style-name="L40">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12" style:family="paragraph" style:parent-style-name="Text_20_body" style:list-style-name="L4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13" style:family="paragraph" style:parent-style-name="Text_20_body" style:list-style-name="L4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style:style>
    <style:style style:name="P14"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officeooo:paragraph-rsid="00130d05" loext:padding-left="0cm" loext:padding-right="0cm" loext:padding-top="0cm" loext:padding-bottom="0.397cm" loext:border-left="none" loext:border-right="none" loext:border-top="none" loext:border-bottom="0.06pt solid #dddddd"/>
    </style:style>
    <style:style style:name="P15"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16" style:family="paragraph" style:parent-style-name="Text_20_body" style:list-style-name="L10">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17"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18" style:family="paragraph" style:parent-style-name="Text_20_body" style:list-style-name="L20">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19" style:family="paragraph" style:parent-style-name="Text_20_body" style:list-style-name="L2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20" style:family="paragraph" style:parent-style-name="Text_20_body" style:list-style-name="L2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21" style:family="paragraph" style:parent-style-name="Text_20_body" style:list-style-name="L28">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22" style:family="paragraph" style:parent-style-name="Text_20_body" style:list-style-name="L26">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23" style:family="paragraph" style:parent-style-name="Text_20_body" style:list-style-name="L29">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24" style:family="paragraph" style:parent-style-name="Text_20_body" style:list-style-name="L30">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25" style:family="paragraph" style:parent-style-name="Text_20_body" style:list-style-name="L3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officeooo:paragraph-rsid="0019f69e" loext:padding-left="0cm" loext:padding-right="0cm" loext:padding-top="0cm" loext:padding-bottom="0.397cm" loext:border-left="none" loext:border-right="none" loext:border-top="none" loext:border-bottom="0.06pt solid #dddddd"/>
    </style:style>
    <style:style style:name="P26" style:family="paragraph" style:parent-style-name="Text_20_body" style:list-style-name="L3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27" style:family="paragraph" style:parent-style-name="Text_20_body" style:list-style-name="L3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28" style:family="paragraph" style:parent-style-name="Text_20_body" style:list-style-name="L3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29" style:family="paragraph" style:parent-style-name="Text_20_body" style:list-style-name="L49">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30" style:family="paragraph" style:parent-style-name="Text_20_body" style:list-style-name="L50">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31" style:family="paragraph" style:parent-style-name="Text_20_body" style:list-style-name="L5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32" style:family="paragraph" style:parent-style-name="Text_20_body" style:list-style-name="L5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33" style:family="paragraph" style:parent-style-name="Text_20_body" style:list-style-name="L5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34" style:family="paragraph" style:parent-style-name="Text_20_body" style:list-style-name="L5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35" style:family="paragraph" style:parent-style-name="Text_20_body" style:list-style-name="L5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36" style:family="paragraph" style:parent-style-name="Text_20_body" style:list-style-name="L5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37" style:family="paragraph" style:parent-style-name="Text_20_body" style:list-style-name="L56">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3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9"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0"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30d05"/>
    </style:style>
    <style:style style:name="P41" style:family="paragraph" style:parent-style-name="Text_20_body" style:list-style-name="L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2" style:family="paragraph" style:parent-style-name="Text_20_body" style:list-style-name="L9">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3"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4" style:family="paragraph" style:parent-style-name="Text_20_body" style:list-style-name="L1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5"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6" style:family="paragraph" style:parent-style-name="Text_20_body" style:list-style-name="L17">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75631"/>
    </style:style>
    <style:style style:name="P47" style:family="paragraph" style:parent-style-name="Text_20_body" style:list-style-name="L18">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8" style:family="paragraph" style:parent-style-name="Text_20_body" style:list-style-name="L2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49" style:family="paragraph" style:parent-style-name="Text_20_body" style:list-style-name="L2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0" style:family="paragraph" style:parent-style-name="Text_20_body" style:list-style-name="L23">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1" style:family="paragraph" style:parent-style-name="Text_20_body" style:list-style-name="L2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2" style:family="paragraph" style:parent-style-name="Text_20_body" style:list-style-name="L2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3" style:family="paragraph" style:parent-style-name="Text_20_body" style:list-style-name="L32">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4" style:family="paragraph" style:parent-style-name="Text_20_body" style:list-style-name="L30">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5" style:family="paragraph" style:parent-style-name="Text_20_body" style:list-style-name="L37">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6" style:family="paragraph" style:parent-style-name="Text_20_body" style:list-style-name="L38">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7" style:family="paragraph" style:parent-style-name="Text_20_body" style:list-style-name="L39">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8" style:family="paragraph" style:parent-style-name="Text_20_body" style:list-style-name="L46">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9" style:family="paragraph" style:parent-style-name="Text_20_body" style:list-style-name="L55">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60" style:family="paragraph" style:parent-style-name="Text_20_body" style:list-style-name="L1">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1" style:family="paragraph" style:parent-style-name="Text_20_body" style:list-style-name="L2">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2" style:family="paragraph" style:parent-style-name="Text_20_body" style:list-style-name="L15">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3" style:family="paragraph" style:parent-style-name="Text_20_body" style:list-style-name="L15">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officeooo:paragraph-rsid="0016e2b2"/>
    </style:style>
    <style:style style:name="P64" style:family="paragraph" style:parent-style-name="Text_20_body" style:list-style-name="L16">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5" style:family="paragraph" style:parent-style-name="Text_20_body" style:list-style-name="L40">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6" style:family="paragraph" style:parent-style-name="Text_20_body" style:list-style-name="L41">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officeooo:paragraph-rsid="001c1e2b"/>
    </style:style>
    <style:style style:name="P67"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officeooo:paragraph-rsid="001a4a0c"/>
    </style:style>
    <style:style style:name="P68" style:family="paragraph" style:parent-style-name="Text_20_body" style:list-style-name="L45">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69" style:family="paragraph" style:parent-style-name="Text_20_body" style:list-style-name="L46">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0" style:family="paragraph" style:parent-style-name="Text_20_body" style:list-style-name="L47">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1" style:family="paragraph" style:parent-style-name="Text_20_body" style:list-style-name="L48">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72"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73" style:family="paragraph" style:parent-style-name="Text_20_body" style:list-style-name="L8">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74" style:family="paragraph" style:parent-style-name="Text_20_body" style:list-style-name="L8">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officeooo:paragraph-rsid="00130d05" loext:padding-left="0cm" loext:padding-right="0cm" loext:padding-top="0cm" loext:padding-bottom="0.397cm" loext:border-left="none" loext:border-right="none" loext:border-top="none" loext:border-bottom="0.06pt solid #dddddd"/>
    </style:style>
    <style:style style:name="P75" style:family="paragraph" style:parent-style-name="Text_20_body" style:list-style-name="L9">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76" style:family="paragraph" style:parent-style-name="Text_20_body" style:list-style-name="L9">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officeooo:paragraph-rsid="00137a1c" loext:padding-left="0cm" loext:padding-right="0cm" loext:padding-top="0cm" loext:padding-bottom="0.397cm" loext:border-left="none" loext:border-right="none" loext:border-top="none" loext:border-bottom="0.06pt solid #dddddd"/>
    </style:style>
    <style:style style:name="P77" style:family="paragraph" style:parent-style-name="Text_20_body" style:list-style-name="L11">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78" style:family="paragraph" style:parent-style-name="Text_20_body" style:list-style-name="L13">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79" style:family="paragraph" style:parent-style-name="Text_20_body" style:list-style-name="L13">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officeooo:paragraph-rsid="0016e2b2" loext:padding-left="0cm" loext:padding-right="0cm" loext:padding-top="0cm" loext:padding-bottom="0.397cm" loext:border-left="none" loext:border-right="none" loext:border-top="none" loext:border-bottom="0.06pt solid #dddddd"/>
    </style:style>
    <style:style style:name="P80" style:family="paragraph" style:parent-style-name="Text_20_body" style:list-style-name="L20">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81" style:family="paragraph" style:parent-style-name="Text_20_body" style:list-style-name="L28">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82" style:family="paragraph" style:parent-style-name="Text_20_body" style:list-style-name="L33">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83" style:family="paragraph" style:parent-style-name="Text_20_body" style:list-style-name="L29">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84" style:family="paragraph" style:parent-style-name="Text_20_body" style:list-style-name="L35">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85" style:family="paragraph" style:parent-style-name="Text_20_body" style:list-style-name="L36">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officeooo:paragraph-rsid="0019f69e" loext:padding-left="0cm" loext:padding-right="0cm" loext:padding-top="0cm" loext:padding-bottom="0.397cm" loext:border-left="none" loext:border-right="none" loext:border-top="none" loext:border-bottom="0.06pt solid #dddddd"/>
    </style:style>
    <style:style style:name="P86" style:family="paragraph" style:parent-style-name="Text_20_body" style:list-style-name="L37">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87" style:family="paragraph" style:parent-style-name="Text_20_body" style:list-style-name="L38">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88" style:family="paragraph" style:parent-style-name="Text_20_body" style:list-style-name="L39">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89" style:family="paragraph" style:parent-style-name="Text_20_body" style:list-style-name="L50">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90" style:family="paragraph" style:parent-style-name="Text_20_body" style:list-style-name="L49">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91" style:family="paragraph" style:parent-style-name="Text_20_body" style:list-style-name="L58">
      <style:paragraph-properties fo:margin-top="0cm" fo:margin-bottom="0cm" loext:contextual-spacing="false" fo:text-align="start" style:justify-single-word="false" fo:orphans="2" fo:widows="2" fo:padding="0cm" fo:border="none"/>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P92" style:family="paragraph" style:parent-style-name="Text_20_body">
      <style:paragraph-properties fo:margin-top="0cm" fo:margin-bottom="0cm" loext:contextual-spacing="false" fo:text-align="start" style:justify-single-word="false" fo:orphans="2" fo:widows="2" fo:padding="0cm" fo:border="none"/>
    </style:style>
    <style:style style:name="P93" style:family="paragraph" style:parent-style-name="Text_20_body">
      <style:paragraph-properties fo:margin-top="0cm" fo:margin-bottom="0cm" loext:contextual-spacing="false" fo:text-align="start" style:justify-single-word="false" fo:orphans="2" fo:widows="2" fo:padding="0cm" fo:border="none"/>
      <style:text-properties officeooo:paragraph-rsid="00130d05"/>
    </style:style>
    <style:style style:name="P94" style:family="paragraph" style:parent-style-name="Text_20_body" style:list-style-name="L10">
      <style:paragraph-properties fo:margin-top="0cm" fo:margin-bottom="0cm" loext:contextual-spacing="false" fo:text-align="start" style:justify-single-word="false" fo:orphans="2" fo:widows="2" fo:padding="0cm" fo:border="none"/>
    </style:style>
    <style:style style:name="P95" style:family="paragraph" style:parent-style-name="Text_20_body" style:list-style-name="L11">
      <style:paragraph-properties fo:margin-top="0cm" fo:margin-bottom="0cm" loext:contextual-spacing="false" fo:text-align="start" style:justify-single-word="false" fo:orphans="2" fo:widows="2" fo:padding="0cm" fo:border="none"/>
    </style:style>
    <style:style style:name="P96" style:family="paragraph" style:parent-style-name="Text_20_body" style:list-style-name="L9">
      <style:paragraph-properties fo:margin-top="0cm" fo:margin-bottom="0cm" loext:contextual-spacing="false" fo:text-align="start" style:justify-single-word="false" fo:orphans="2" fo:widows="2" fo:padding="0cm" fo:border="none"/>
    </style:style>
    <style:style style:name="P97" style:family="paragraph" style:parent-style-name="Text_20_body" style:list-style-name="L9">
      <style:paragraph-properties fo:margin-top="0cm" fo:margin-bottom="0cm" loext:contextual-spacing="false" fo:text-align="start" style:justify-single-word="false" fo:orphans="2" fo:widows="2" fo:padding="0cm" fo:border="none"/>
      <style:text-properties officeooo:paragraph-rsid="00137a1c"/>
    </style:style>
    <style:style style:name="P98" style:family="paragraph" style:parent-style-name="Text_20_body" style:list-style-name="L12">
      <style:paragraph-properties fo:margin-top="0cm" fo:margin-bottom="0cm" loext:contextual-spacing="false" fo:text-align="start" style:justify-single-word="false" fo:orphans="2" fo:widows="2" fo:padding="0cm" fo:border="none"/>
    </style:style>
    <style:style style:name="P99" style:family="paragraph" style:parent-style-name="Text_20_body" style:list-style-name="L16">
      <style:paragraph-properties fo:margin-top="0cm" fo:margin-bottom="0cm" loext:contextual-spacing="false" fo:text-align="start" style:justify-single-word="false" fo:orphans="2" fo:widows="2" fo:padding="0cm" fo:border="none"/>
    </style:style>
    <style:style style:name="P100" style:family="paragraph" style:parent-style-name="Text_20_body" style:list-style-name="L18">
      <style:paragraph-properties fo:margin-top="0cm" fo:margin-bottom="0cm" loext:contextual-spacing="false" fo:text-align="start" style:justify-single-word="false" fo:orphans="2" fo:widows="2" fo:padding="0cm" fo:border="none"/>
    </style:style>
    <style:style style:name="P101" style:family="paragraph" style:parent-style-name="Text_20_body" style:list-style-name="L19">
      <style:paragraph-properties fo:margin-top="0cm" fo:margin-bottom="0cm" loext:contextual-spacing="false" fo:text-align="start" style:justify-single-word="false" fo:orphans="2" fo:widows="2" fo:padding="0cm" fo:border="none"/>
    </style:style>
    <style:style style:name="P102" style:family="paragraph" style:parent-style-name="Text_20_body" style:list-style-name="L20">
      <style:paragraph-properties fo:margin-top="0cm" fo:margin-bottom="0cm" loext:contextual-spacing="false" fo:text-align="start" style:justify-single-word="false" fo:orphans="2" fo:widows="2" fo:padding="0cm" fo:border="none"/>
    </style:style>
    <style:style style:name="P103" style:family="paragraph" style:parent-style-name="Text_20_body" style:list-style-name="L24">
      <style:paragraph-properties fo:margin-top="0cm" fo:margin-bottom="0cm" loext:contextual-spacing="false" fo:text-align="start" style:justify-single-word="false" fo:orphans="2" fo:widows="2" fo:padding="0cm" fo:border="none"/>
    </style:style>
    <style:style style:name="P104" style:family="paragraph" style:parent-style-name="Text_20_body" style:list-style-name="L30">
      <style:paragraph-properties fo:margin-top="0cm" fo:margin-bottom="0cm" loext:contextual-spacing="false" fo:text-align="start" style:justify-single-word="false" fo:orphans="2" fo:widows="2" fo:padding="0cm" fo:border="none"/>
    </style:style>
    <style:style style:name="P105" style:family="paragraph" style:parent-style-name="Text_20_body" style:list-style-name="L32">
      <style:paragraph-properties fo:margin-top="0cm" fo:margin-bottom="0cm" loext:contextual-spacing="false" fo:text-align="start" style:justify-single-word="false" fo:orphans="2" fo:widows="2" fo:padding="0cm" fo:border="none"/>
    </style:style>
    <style:style style:name="P106" style:family="paragraph" style:parent-style-name="Text_20_body" style:list-style-name="L36">
      <style:paragraph-properties fo:margin-top="0cm" fo:margin-bottom="0cm" loext:contextual-spacing="false" fo:text-align="start" style:justify-single-word="false" fo:orphans="2" fo:widows="2" fo:padding="0cm" fo:border="none"/>
    </style:style>
    <style:style style:name="P107" style:family="paragraph" style:parent-style-name="Text_20_body" style:list-style-name="L37">
      <style:paragraph-properties fo:margin-top="0cm" fo:margin-bottom="0cm" loext:contextual-spacing="false" fo:text-align="start" style:justify-single-word="false" fo:orphans="2" fo:widows="2" fo:padding="0cm" fo:border="none"/>
    </style:style>
    <style:style style:name="P108" style:family="paragraph" style:parent-style-name="Text_20_body" style:list-style-name="L39">
      <style:paragraph-properties fo:margin-top="0cm" fo:margin-bottom="0cm" loext:contextual-spacing="false" fo:text-align="start" style:justify-single-word="false" fo:orphans="2" fo:widows="2" fo:padding="0cm" fo:border="none"/>
    </style:style>
    <style:style style:name="P109" style:family="paragraph" style:parent-style-name="Text_20_body" style:list-style-name="L41">
      <style:paragraph-properties fo:margin-top="0cm" fo:margin-bottom="0cm" loext:contextual-spacing="false" fo:text-align="start" style:justify-single-word="false" fo:orphans="2" fo:widows="2" fo:padding="0cm" fo:border="none"/>
      <style:text-properties officeooo:paragraph-rsid="001c1e2b"/>
    </style:style>
    <style:style style:name="P110" style:family="paragraph" style:parent-style-name="Text_20_body">
      <style:paragraph-properties fo:margin-top="0cm" fo:margin-bottom="0cm" loext:contextual-spacing="false" fo:text-align="start" style:justify-single-word="false" fo:orphans="2" fo:widows="2" fo:padding="0cm" fo:border="none"/>
      <style:text-properties officeooo:paragraph-rsid="001a4a0c"/>
    </style:style>
    <style:style style:name="P111" style:family="paragraph" style:parent-style-name="Text_20_body" style:list-style-name="L43">
      <style:paragraph-properties fo:margin-top="0cm" fo:margin-bottom="0cm" loext:contextual-spacing="false" fo:text-align="start" style:justify-single-word="false" fo:orphans="2" fo:widows="2" fo:padding="0cm" fo:border="none"/>
    </style:style>
    <style:style style:name="P112" style:family="paragraph" style:parent-style-name="Text_20_body" style:list-style-name="L43">
      <style:paragraph-properties fo:margin-top="0cm" fo:margin-bottom="0cm" loext:contextual-spacing="false" fo:text-align="start" style:justify-single-word="false" fo:orphans="2" fo:widows="2" fo:padding="0cm" fo:border="none"/>
      <style:text-properties officeooo:paragraph-rsid="001c1e2b"/>
    </style:style>
    <style:style style:name="P113" style:family="paragraph" style:parent-style-name="Text_20_body" style:list-style-name="L44">
      <style:paragraph-properties fo:margin-top="0cm" fo:margin-bottom="0cm" loext:contextual-spacing="false" fo:text-align="start" style:justify-single-word="false" fo:orphans="2" fo:widows="2" fo:padding="0cm" fo:border="none"/>
      <style:text-properties officeooo:paragraph-rsid="001c1e2b"/>
    </style:style>
    <style:style style:name="P114" style:family="paragraph" style:parent-style-name="Text_20_body" style:list-style-name="L45">
      <style:paragraph-properties fo:margin-top="0cm" fo:margin-bottom="0cm" loext:contextual-spacing="false" fo:text-align="start" style:justify-single-word="false" fo:orphans="2" fo:widows="2" fo:padding="0cm" fo:border="none"/>
    </style:style>
    <style:style style:name="P115" style:family="paragraph" style:parent-style-name="Text_20_body" style:list-style-name="L46">
      <style:paragraph-properties fo:margin-top="0cm" fo:margin-bottom="0cm" loext:contextual-spacing="false" fo:text-align="start" style:justify-single-word="false" fo:orphans="2" fo:widows="2" fo:padding="0cm" fo:border="none"/>
    </style:style>
    <style:style style:name="P116" style:family="paragraph" style:parent-style-name="Text_20_body" style:list-style-name="L1">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17" style:family="paragraph" style:parent-style-name="Text_20_body" style:list-style-name="L2">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18" style:family="paragraph" style:parent-style-name="Text_20_body" style:list-style-name="L3">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19" style:family="paragraph" style:parent-style-name="Text_20_body" style:list-style-name="L4">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20" style:family="paragraph" style:parent-style-name="Text_20_body" style:list-style-name="L15">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21" style:family="paragraph" style:parent-style-name="Text_20_body" style:list-style-name="L17">
      <style:paragraph-properties fo:text-align="start" style:justify-single-word="false" fo:orphans="2" fo:widows="2" fo:padding="0cm" fo:border="none"/>
      <style:text-properties fo:font-variant="normal" fo:text-transform="none" fo:color="#454545" style:font-name="Inter" fo:font-size="13.5pt" fo:letter-spacing="normal" fo:font-style="normal" fo:font-weight="normal"/>
    </style:style>
    <style:style style:name="P122" style:family="paragraph" style:parent-style-name="Text_20_body" style:list-style-name="L16">
      <style:paragraph-properties fo:text-align="start" style:justify-single-word="false" fo:orphans="2" fo:widows="2" fo:padding="0cm" fo:border="none"/>
    </style:style>
    <style:style style:name="P123" style:family="paragraph" style:parent-style-name="Text_20_body" style:list-style-name="L18">
      <style:paragraph-properties fo:text-align="start" style:justify-single-word="false" fo:orphans="2" fo:widows="2" fo:padding="0cm" fo:border="none"/>
    </style:style>
    <style:style style:name="P124" style:family="paragraph" style:parent-style-name="Text_20_body" style:list-style-name="L40">
      <style:paragraph-properties fo:text-align="start" style:justify-single-word="false" fo:orphans="2" fo:widows="2" fo:padding="0cm" fo:border="none"/>
    </style:style>
    <style:style style:name="P125" style:family="paragraph" style:parent-style-name="Text_20_body" style:list-style-name="L44">
      <style:paragraph-properties fo:text-align="start" style:justify-single-word="false" fo:orphans="2" fo:widows="2" fo:padding="0cm" fo:border="none"/>
    </style:style>
    <style:style style:name="P126" style:family="paragraph" style:parent-style-name="Text_20_body" style:list-style-name="L45">
      <style:paragraph-properties fo:text-align="start" style:justify-single-word="false" fo:orphans="2" fo:widows="2" fo:padding="0cm" fo:border="none"/>
    </style:style>
    <style:style style:name="P127" style:family="paragraph" style:parent-style-name="Text_20_body" style:list-style-name="L48">
      <style:paragraph-properties fo:text-align="start" style:justify-single-word="false" fo:orphans="2" fo:widows="2" fo:padding="0cm" fo:border="none"/>
    </style:style>
    <style:style style:name="P128" style:family="paragraph" style:parent-style-name="Heading_20_3">
      <style:text-properties fo:color="#41464b" fo:letter-spacing="normal"/>
    </style:style>
    <style:style style:name="P129" style:family="paragraph" style:parent-style-name="Heading_20_3">
      <style:paragraph-properties fo:margin-left="0cm" fo:margin-right="0cm" fo:margin-top="0.529cm" fo:margin-bottom="0.529cm" loext:contextual-spacing="false" fo:text-align="start" style:justify-single-word="false" fo:orphans="2" fo:widows="2" fo:text-indent="0cm" style:auto-text-indent="false"/>
      <style:text-properties officeooo:paragraph-rsid="00137a1c"/>
    </style:style>
    <style:style style:name="P130" style:family="paragraph" style:parent-style-name="Heading_20_3" style:list-style-name="L2">
      <style:paragraph-properties fo:text-align="start" style:justify-single-word="false" fo:orphans="2" fo:widows="2" fo:padding="0cm" fo:border="none"/>
      <style:text-properties fo:font-variant="normal" fo:text-transform="none" fo:color="#41464b" style:font-name="Liberation Serif" fo:font-size="14pt" fo:letter-spacing="normal" fo:font-style="normal" fo:font-weight="bold" style:font-name-asian="Noto Sans CJK SC" style:font-size-asian="14pt" style:font-weight-asian="bold" style:font-name-complex="Lohit Devanagari" style:font-size-complex="14pt" style:font-weight-complex="bold"/>
    </style:style>
    <style:style style:name="P131" style:family="paragraph" style:parent-style-name="Heading_20_2">
      <style:paragraph-properties fo:margin-left="0cm" fo:margin-right="0cm" fo:margin-top="0.529cm" fo:margin-bottom="0.529cm" loext:contextual-spacing="false" fo:text-align="start" style:justify-single-word="false" fo:orphans="2" fo:widows="2" fo:text-indent="0cm" style:auto-text-indent="false"/>
    </style:style>
    <style:style style:name="P132" style:family="paragraph" style:parent-style-name="Heading_20_2" style:list-style-name="L2">
      <style:paragraph-properties fo:text-align="start" style:justify-single-word="false" fo:orphans="2" fo:widows="2" fo:padding="0cm" fo:border="none"/>
      <style:text-properties fo:font-variant="normal" fo:text-transform="none" fo:color="#00262b" style:font-name="Inter" fo:font-size="13.5pt" fo:letter-spacing="normal" fo:font-style="normal" fo:font-weight="bold"/>
    </style:style>
    <style:style style:name="P133" style:family="paragraph" style:parent-style-name="Heading_20_2">
      <style:paragraph-properties fo:margin-top="0cm" fo:margin-bottom="0cm" loext:contextual-spacing="false" fo:text-align="start" style:justify-single-word="false" fo:orphans="2" fo:widows="2" fo:padding="0cm" fo:border="none"/>
      <style:text-properties fo:font-variant="normal" fo:text-transform="none" fo:color="#00262b" style:font-name="Inter" fo:font-size="13.5pt" fo:letter-spacing="normal" fo:font-style="normal" fo:font-weight="bold" loext:padding-left="0cm" loext:padding-right="0cm" loext:padding-top="0cm" loext:padding-bottom="0.397cm" loext:border-left="none" loext:border-right="none" loext:border-top="none" loext:border-bottom="0.06pt solid #dddddd"/>
    </style:style>
    <style:style style:name="P134" style:family="paragraph" style:parent-style-name="Heading_20_2">
      <style:paragraph-properties fo:margin-top="0cm" fo:margin-bottom="0cm" loext:contextual-spacing="false" fo:text-align="start" style:justify-single-word="false" fo:orphans="2" fo:widows="2" fo:padding="0cm" fo:border="none"/>
      <style:text-properties fo:font-variant="normal" fo:text-transform="none" fo:color="#00262b" style:font-name="Inter" fo:font-size="13.5pt" fo:letter-spacing="normal" fo:font-style="normal" fo:font-weight="bold" officeooo:paragraph-rsid="001a4a0c" style:font-name-asian="Noto Sans CJK SC" style:font-size-asian="18pt" style:font-weight-asian="bold" style:font-name-complex="Lohit Devanagari" style:font-size-complex="18pt" style:font-weight-complex="bold" loext:padding-left="0cm" loext:padding-right="0cm" loext:padding-top="0cm" loext:padding-bottom="0.397cm" loext:border-left="none" loext:border-right="none" loext:border-top="none" loext:border-bottom="0.06pt solid #dddddd"/>
    </style:style>
    <style:style style:name="P135" style:family="paragraph" style:parent-style-name="Heading_20_2">
      <style:paragraph-properties fo:margin-top="0cm" fo:margin-bottom="0cm" loext:contextual-spacing="false" fo:text-align="start" style:justify-single-word="false" fo:orphans="2" fo:widows="2" fo:padding="0cm" fo:border="none"/>
      <style:text-properties officeooo:paragraph-rsid="001a4a0c"/>
    </style:style>
    <style:style style:name="T1" style:family="text">
      <style:text-properties fo:font-weight="bold"/>
    </style:style>
    <style:style style:name="T2" style:family="text">
      <style:text-properties fo:font-weight="bold" loext:padding-left="0cm" loext:padding-right="0cm" loext:padding-top="0cm" loext:padding-bottom="0.397cm" loext:border-left="none" loext:border-right="none" loext:border-top="none" loext:border-bottom="0.06pt solid #dddddd"/>
    </style:style>
    <style:style style:name="T3" style:family="text">
      <style:text-properties fo:font-variant="normal" fo:text-transform="none" fo:color="#454545" style:font-name="Inter" fo:font-size="13.5pt" fo:letter-spacing="normal" fo:font-style="normal" fo:font-weight="bold"/>
    </style:style>
    <style:style style:name="T4" style:family="text">
      <style:text-properties fo:font-variant="normal" fo:text-transform="none" fo:color="#454545" style:font-name="Inter" fo:font-size="13.5pt" fo:letter-spacing="normal" fo:font-style="normal" fo:font-weight="bold" loext:padding-left="0cm" loext:padding-right="0cm" loext:padding-top="0cm" loext:padding-bottom="0.397cm" loext:border-left="none" loext:border-right="none" loext:border-top="none" loext:border-bottom="0.06pt solid #dddddd"/>
    </style:style>
    <style:style style:name="T5" style:family="text">
      <style:text-properties fo:font-variant="normal" fo:text-transform="none" fo:color="#454545" style:font-name="Inter" fo:font-size="13.5pt" fo:letter-spacing="normal" fo:font-style="normal" fo:font-weight="normal"/>
    </style:style>
    <style:style style:name="T6" style:family="text">
      <style:text-properties fo:font-variant="normal" fo:text-transform="none" fo:color="#454545" style:font-name="Inter" fo:font-size="13.5pt" fo:letter-spacing="normal" fo:font-style="normal" fo:font-weight="normal" loext:padding-left="0cm" loext:padding-right="0cm" loext:padding-top="0cm" loext:padding-bottom="0.397cm" loext:border-left="none" loext:border-right="none" loext:border-top="none" loext:border-bottom="0.06pt solid #dddddd"/>
    </style:style>
    <style:style style:name="T7" style:family="text">
      <style:text-properties fo:font-variant="normal" fo:text-transform="none" fo:color="#454545" style:font-name="Inter" fo:font-size="13.5pt" fo:letter-spacing="normal" fo:font-style="normal" fo:font-weight="normal" loext:padding="0cm" loext:border="none"/>
    </style:style>
    <style:style style:name="T8" style:family="text">
      <style:text-properties fo:font-variant="normal" fo:text-transform="none" fo:color="#454545" style:font-name="Inter" fo:font-size="13.5pt" fo:letter-spacing="normal" fo:font-style="normal" style:font-name-asian="DejaVu Sans Mono" style:font-size-asian="18pt" style:font-name-complex="Liberation Mono" style:font-size-complex="18pt" loext:padding-left="0cm" loext:padding-right="0cm" loext:padding-top="0cm" loext:padding-bottom="0.397cm" loext:border-left="none" loext:border-right="none" loext:border-top="none" loext:border-bottom="0.06pt solid #dddddd"/>
    </style:style>
    <style:style style:name="T9" style:family="text">
      <style:text-properties fo:font-variant="normal" fo:text-transform="none" fo:color="#454545" style:font-name="Inter" fo:font-size="13.5pt" fo:letter-spacing="normal" fo:font-style="italic" fo:font-weight="normal"/>
    </style:style>
    <style:style style:name="T10" style:family="text">
      <style:text-properties fo:font-variant="normal" fo:text-transform="none" fo:color="#454545" style:font-name="Inter" fo:font-size="13.5pt" fo:letter-spacing="normal" fo:font-style="italic" fo:font-weight="normal" loext:padding-left="0cm" loext:padding-right="0cm" loext:padding-top="0cm" loext:padding-bottom="0.397cm" loext:border-left="none" loext:border-right="none" loext:border-top="none" loext:border-bottom="0.06pt solid #dddddd"/>
    </style:style>
    <style:style style:name="T11" style:family="text">
      <style:text-properties fo:font-variant="normal" fo:text-transform="none" fo:color="#454545" style:font-name="Inter" fo:font-size="13.5pt" fo:letter-spacing="normal" fo:font-style="italic" fo:font-weight="normal" loext:padding="0cm" loext:border="none"/>
    </style:style>
    <style:style style:name="T12" style:family="text">
      <style:text-properties fo:font-variant="normal" fo:text-transform="none" fo:color="#454545" style:font-name="Inter" fo:font-size="13.5pt" fo:letter-spacing="normal" fo:font-style="italic" fo:font-weight="bold"/>
    </style:style>
    <style:style style:name="T13" style:family="text">
      <style:text-properties fo:font-variant="normal" fo:text-transform="none" fo:color="#454545" style:font-name="monospace" fo:font-size="13.5pt" fo:letter-spacing="normal" fo:font-style="normal" fo:font-weight="normal" loext:padding="0cm" loext:border="none"/>
    </style:style>
    <style:style style:name="T14" style:family="text">
      <style:text-properties fo:font-variant="normal" fo:text-transform="none" fo:color="#454545" style:font-name="monospace" fo:font-size="13.5pt" fo:letter-spacing="normal" fo:font-style="normal" fo:font-weight="normal" officeooo:rsid="001c1e2b" loext:padding="0cm" loext:border="none"/>
    </style:style>
    <style:style style:name="T15" style:family="text">
      <style:text-properties fo:font-variant="normal" fo:text-transform="none" fo:color="#454545" style:font-name="monospace" fo:font-size="13.5pt" fo:letter-spacing="normal" fo:font-style="italic" fo:font-weight="normal" loext:padding="0cm" loext:border="none"/>
    </style:style>
    <style:style style:name="T16" style:family="text">
      <style:text-properties fo:font-variant="normal" fo:text-transform="none" fo:color="#454545" fo:letter-spacing="normal" loext:padding="0cm" loext:border="none"/>
    </style:style>
    <style:style style:name="T17" style:family="text">
      <style:text-properties fo:font-variant="normal" fo:text-transform="none" fo:color="#000000" style:font-name="inherit" fo:font-size="13.5pt" fo:letter-spacing="normal" fo:font-style="italic" fo:font-weight="normal" loext:padding-left="0cm" loext:padding-right="0cm" loext:padding-top="0cm" loext:padding-bottom="0.397cm" loext:border-left="none" loext:border-right="none" loext:border-top="none" loext:border-bottom="0.06pt solid #dddddd"/>
    </style:style>
    <style:style style:name="T18" style:family="text">
      <style:text-properties fo:font-variant="normal" fo:text-transform="none" fo:color="#00262b" style:font-name="Inter" fo:font-size="13.5pt" fo:letter-spacing="normal" fo:font-style="normal" fo:font-weight="bold" loext:padding="0cm" loext:border="none"/>
    </style:style>
    <style:style style:name="T19" style:family="text">
      <style:text-properties fo:font-variant="normal" fo:text-transform="none" fo:color="#00262b" style:font-name="Inter" fo:font-size="13.5pt" fo:letter-spacing="normal" fo:font-style="normal" fo:font-weight="bold" loext:padding-left="0cm" loext:padding-right="0cm" loext:padding-top="0cm" loext:padding-bottom="0.397cm" loext:border-left="none" loext:border-right="none" loext:border-top="none" loext:border-bottom="0.06pt solid #dddddd"/>
    </style:style>
    <style:style style:name="T20" style:family="text">
      <style:text-properties fo:font-variant="normal" fo:text-transform="none" fo:color="#00262b" style:font-name="Inter" fo:font-size="13.5pt" fo:letter-spacing="normal" fo:font-style="normal" style:font-name-asian="Noto Sans CJK SC" style:font-size-asian="18pt" style:font-name-complex="Lohit Devanagari" style:font-size-complex="18pt" loext:padding-left="0cm" loext:padding-right="0cm" loext:padding-top="0cm" loext:padding-bottom="0.397cm" loext:border-left="none" loext:border-right="none" loext:border-top="none" loext:border-bottom="0.06pt solid #dddddd"/>
    </style:style>
    <style:style style:name="T21" style:family="text">
      <style:text-properties style:font-name="monospace" loext:padding="0cm" loext:border="none"/>
    </style:style>
    <style:style style:name="T22" style:family="text">
      <style:text-properties officeooo:rsid="00130d05"/>
    </style:style>
    <style:style style:name="T23" style:family="text">
      <style:text-properties fo:color="#00262b" fo:font-weight="bold"/>
    </style:style>
    <style:style style:name="T24" style:family="text">
      <style:text-properties fo:color="#00262b" fo:font-weight="bold" loext:padding-left="0cm" loext:padding-right="0cm" loext:padding-top="0cm" loext:padding-bottom="0.397cm" loext:border-left="none" loext:border-right="none" loext:border-top="none" loext:border-bottom="0.06pt solid #dddddd"/>
    </style:style>
    <style:style style:name="T25" style:family="text">
      <style:text-properties officeooo:rsid="0016e2b2"/>
    </style:style>
    <style:style style:name="T26" style:family="text">
      <style:text-properties style:font-name="courier new"/>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136cm" text:min-label-width="0.499cm"/>
      </text:list-level-style-bullet>
      <text:list-level-style-bullet text:level="2" text:style-name="Bullet_20_Symbols" style:num-suffix="." text:bullet-char="•">
        <style:list-level-properties text:space-before="0.136cm" text:min-label-width="0.499cm"/>
      </text:list-level-style-bullet>
      <text:list-level-style-bullet text:level="3" text:style-name="Bullet_20_Symbols" style:num-suffix="." text:bullet-char="•">
        <style:list-level-properties text:space-before="0.136cm" text:min-label-width="0.499cm"/>
      </text:list-level-style-bullet>
      <text:list-level-style-bullet text:level="4" text:style-name="Bullet_20_Symbols" style:num-suffix="." text:bullet-char="•">
        <style:list-level-properties text:space-before="0.136cm" text:min-label-width="0.499cm"/>
      </text:list-level-style-bullet>
      <text:list-level-style-bullet text:level="5" text:style-name="Bullet_20_Symbols" style:num-suffix="." text:bullet-char="•">
        <style:list-level-properties text:space-before="0.136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52cm" fo:text-indent="-0.635cm" fo:margin-left="8.052cm"/>
        </style:list-level-properties>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text:bullet-char="✔">
        <style:list-level-properties text:space-before="-0.499cm" text:min-label-width="0.499cm"/>
        <style:text-properties style:font-name="OpenSymbol"/>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185cm" fo:text-indent="-0.635cm" fo:margin-left="2.1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185cm" fo:text-indent="-0.635cm" fo:margin-left="2.1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185cm" fo:text-indent="-0.635cm" fo:margin-left="2.1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2cm" fo:text-indent="-0.635cm" fo:margin-left="2.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55cm" fo:text-indent="-0.635cm" fo:margin-left="3.4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9cm" fo:text-indent="-0.635cm" fo:margin-left="4.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25cm" fo:text-indent="-0.635cm" fo:margin-left="4.7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6cm" fo:text-indent="-0.635cm" fo:margin-left="5.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95cm" fo:text-indent="-0.635cm" fo:margin-left="5.9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3cm" fo:text-indent="-0.635cm" fo:margin-left="6.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65cm" fo:text-indent="-0.635cm" fo:margin-left="7.2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cm" fo:text-indent="-0.635cm" fo:margin-left="7.9cm"/>
        </style:list-level-properties>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0.49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3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4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3.701cm" fo:text-indent="-0.635cm" fo:margin-left="3.7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36cm" fo:text-indent="-0.635cm" fo:margin-left="4.3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971cm" fo:text-indent="-0.635cm" fo:margin-left="4.9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06cm" fo:text-indent="-0.635cm" fo:margin-left="5.6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41cm" fo:text-indent="-0.635cm" fo:margin-left="6.2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876cm" fo:text-indent="-0.635cm" fo:margin-left="6.8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11cm" fo:text-indent="-0.635cm" fo:margin-left="7.5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46cm" fo:text-indent="-0.635cm" fo:margin-left="8.1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781cm" fo:text-indent="-0.635cm" fo:margin-left="8.7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16cm" fo:text-indent="-0.635cm" fo:margin-left="9.416cm"/>
        </style:list-level-properties>
      </text:list-level-style-bullet>
    </text:list-style>
    <text:list-style style:name="L4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0.499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732cm" fo:text-indent="-0.635cm" fo:margin-left="1.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67cm" fo:text-indent="-0.635cm" fo:margin-left="2.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02cm" fo:text-indent="-0.635cm" fo:margin-left="3.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37cm" fo:text-indent="-0.635cm" fo:margin-left="3.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72cm" fo:text-indent="-0.635cm" fo:margin-left="4.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07cm" fo:text-indent="-0.635cm" fo:margin-left="4.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42cm" fo:text-indent="-0.635cm" fo:margin-left="5.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77cm" fo:text-indent="-0.635cm" fo:margin-left="6.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12cm" fo:text-indent="-0.635cm" fo:margin-left="6.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47cm" fo:text-indent="-0.635cm" fo:margin-left="7.44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8" text:outline-level="3">Introduction to basic robot vision</text:h>
      <text:p text:style-name="P1">Pre-programmed manipulation is used in traditional automation and static environments, and dynamic manipulation is possible by using cameras for detection.</text:p>
      <text:p text:style-name="P1">The main idea:</text:p>
      <text:list xml:id="list221615614" text:style-name="L1">
        <text:list-item>
          <text:p text:style-name="P6">Robot vision is inspired by  processing.</text:p>
          <text:list>
            <text:list-item>
              <text:list>
                <text:list-item>
                  <text:p text:style-name="P6">It includes detection and recognition.</text:p>
                </text:list-item>
              </text:list>
            </text:list-item>
          </text:list>
        </text:list-item>
        <text:list-item>
          <text:p text:style-name="P60">In this course we will use a l camera which has two important features.</text:p>
          <text:list>
            <text:list-item>
              <text:list>
                <text:list-item>
                  <text:p text:style-name="P6">It detects, recognizes, and provides the pose of an object.</text:p>
                </text:list-item>
                <text:list-item>
                  <text:p text:style-name="P116">It integrates information with ROS TF package.</text:p>
                </text:list-item>
              </text:list>
            </text:list-item>
          </text:list>
        </text:list-item>
      </text:list>
      <text:p text:style-name="P1">Goals of this week:</text:p>
      <text:list xml:id="list4100995842" text:style-name="L2">
        <text:list-item>
          <text:p text:style-name="P7">Add a logical camera:</text:p>
          <text:list>
            <text:list-item>
              <text:list>
                <text:list-item>
                  <text:p text:style-name="P7">Inspect and use the received data.</text:p>
                </text:list-item>
              </text:list>
            </text:list-item>
          </text:list>
        </text:list-item>
        <text:list-item>
          <text:p text:style-name="P61">Basics of the ROS TF package:</text:p>
          <text:list>
            <text:list-item>
              <text:list>
                <text:list-item>
                  <text:p text:style-name="P7">Specify poses in a reference frame.</text:p>
                </text:list-item>
                <text:list-item>
                  <text:p text:style-name="P61">Create and view the ROS TF tree.</text:p>
                </text:list-item>
                <text:list-item>
                  <text:p text:style-name="P117">Transform pose.</text:p>
                  <text:h text:style-name="P130" text:outline-level="3">Logical camera</text:h>
                  <text:p text:style-name="P117">Logical cameras output model names and poses.  </text:p>
                </text:list-item>
              </text:list>
            </text:list-item>
          </text:list>
        </text:list-item>
      </text:list>
      <text:list xml:id="list2715710285" text:style-name="L3">
        <text:list-item>
          <text:p text:style-name="P8">The models are created as .stl/.dae files.</text:p>
        </text:list-item>
        <text:list-item>
          <text:p text:style-name="P118">It detects an object by the intersection of the camera frustum with the object.</text:p>
        </text:list-item>
      </text:list>
      <text:p text:style-name="P1">Disclaimers:</text:p>
      <text:list xml:id="list2134356599" text:style-name="L4">
        <text:list-item>
          <text:p text:style-name="P9">Logical cameras are only simulation concepts.</text:p>
        </text:list-item>
        <text:list-item>
          <text:p text:style-name="P119">Real-world applications use 2D/3D cameras.</text:p>
        </text:list-item>
      </text:list>
      <text:list xml:id="list162822032316335" text:continue-list="list4100995842" text:style-name="L2">
        <text:list-item>
          <text:list>
            <text:list-header>
              <text:h text:style-name="P132" text:outline-level="2">Logical camera in the factory simulation</text:h>
              <text:list text:continue-numbering="true">
                <text:list-header>
                  <text:p text:style-name="P117"><text:span text:style-name="Strong_20_Emphasis"><text:span text:style-name="T2">Basic Concepts of a Gazebo world file:</text:span></text:span></text:p>
                </text:list-header>
              </text:list>
            </text:list-header>
          </text:list>
        </text:list-item>
      </text:list>
      <text:list xml:id="list3608132326" text:style-name="L5">
        <text:list-item>
          <text:p text:style-name="P14"><text:soft-page-break/>A world file is used to create simulation models for the Gazebo physics simulator.</text:p>
        </text:list-item>
      </text:list>
      <text:list xml:id="list2775420761" text:style-name="L8">
        <text:list-item>
          <text:p text:style-name="P74">The models are defined using the simulation description format (.<text:span text:style-name="T22">sdf</text:span>)</text:p>
        </text:list-item>
        <text:list-item>
          <text:p text:style-name="P74">Multiple .sdf models composed a world file.</text:p>
        </text:list-item>
        <text:list-item>
          <text:p text:style-name="P73">.sdf files are similar to URDF (introduced in week 2) But they have more features, such as  friction or non-robotic elements.</text:p>
        </text:list-item>
        <text:list-item>
          <text:p text:style-name="P73">URDF models are spawn into Gazebo using an spawner ROS node.</text:p>
        </text:list-item>
      </text:list>
      <text:p text:style-name="P93"><text:span text:style-name="T6">Functionality if the models can be configured using plugins. <text:s text:c="20"/><text:tab/> <text:s text:c="6"/>We have created a logical camera plugin for this course.</text:span></text:p>
      <text:p text:style-name="P3"><text:span text:style-name="Strong_20_Emphasis"><text:span text:style-name="T4">Where to find the models</text:span></text:span></text:p>
      <text:list xml:id="list156518373" text:style-name="L6">
        <text:list-item>
          <text:p text:style-name="P41"><text:span text:style-name="T6">For this course, the models can be found in the </text:span><text:span text:style-name="Source_20_Text"><text:span text:style-name="T13">models</text:span></text:span><text:span text:style-name="T6"> folder of the </text:span><text:span text:style-name="Source_20_Text"><text:span text:style-name="T13">hrwros_gazebo</text:span></text:span><text:span text:style-name="T6"> ROS package</text:span></text:p>
        </text:list-item>
      </text:list>
      <text:list xml:id="list3216699793" text:style-name="L7">
        <text:list-item>
          <text:list>
            <text:list-item>
              <text:list>
                <text:list-item>
                  <text:p text:style-name="P40"><text:span text:style-name="Source_20_Text"><text:span text:style-name="T13">hrwros_gazebo/models</text:span></text:span></text:p>
                </text:list-item>
                <text:list-item>
                  <text:p text:style-name="P40"><text:span text:style-name="T6">The camera model file can be found in:</text:span></text:p>
                </text:list-item>
              </text:list>
            </text:list-item>
          </text:list>
          <text:p text:style-name="P39"><text:span text:style-name="Source_20_Text"><text:span text:style-name="T13"><text:s text:c="5"/>hrwros_gazebo/models/logical_camera/model.</text:span></text:span><text:span text:style-name="Source_20_Text"><text:span text:style-name="T7"> </text:span></text:span></text:p>
          <text:list>
            <text:list-item>
              <text:list>
                <text:list-item>
                  <text:p text:style-name="P15">What objects can be detected by the logical camera:</text:p>
                </text:list-item>
              </text:list>
            </text:list-item>
          </text:list>
        </text:list-item>
      </text:list>
      <text:p text:style-name="P38"><text:span text:style-name="Source_20_Text"><text:span text:style-name="T13"><text:s/><text:tab/> <text:s text:c="2"/>config/conveyor_objects.yaml</text:span></text:span></text:p>
      <text:p text:style-name="P92"><text:span text:style-name="Source_20_Text"><text:span text:style-name="T13"><text:s text:c="8"/>simple box object</text:span></text:span></text:p>
      <text:p text:style-name="P5"><text:span text:style-name="T6">We can include . models to our world with the </text:span><text:span text:style-name="Source_20_Text"><text:span text:style-name="T13">include</text:span></text:span><text:span text:style-name="T6"> tag. </text:span></text:p>
      <text:p text:style-name="P3"><text:soft-page-break/><text:span text:style-name="Strong_20_Emphasis"><text:span text:style-name="T4">The world file shown in the video is an example on how to add models to the world.</text:span></text:span><text:span text:style-name="T6"><text:line-break/>It is not the actual world file on your </text:span><text:span text:style-name="Source_20_Text"><text:span text:style-name="T13">hrwros_gazebo/worlds</text:span></text:span><text:span text:style-name="T6"> folder.</text:span></text:p>
      <text:p text:style-name="P3"><text:span text:style-name="Source_20_Text"><text:span text:style-name="T13">&lt;sdf version="1.5"&gt;</text:span></text:span><text:span text:style-name="T6"><text:line-break/></text:span><text:span text:style-name="Source_20_Text"><text:span text:style-name="T7">  </text:span></text:span><text:span text:style-name="Source_20_Text"><text:span text:style-name="T13">&lt;world name="hrwros_world"&gt;&lt;include&gt;</text:span></text:span><text:span text:style-name="T6"><text:line-break/></text:span><text:span text:style-name="Source_20_Text"><text:span text:style-name="T7">      </text:span></text:span><text:span text:style-name="Source_20_Text"><text:span text:style-name="T13">&lt;uri&gt;model://conveyor&lt;/uri&gt;</text:span></text:span><text:span text:style-name="T6"><text:line-break/></text:span><text:span text:style-name="Source_20_Text"><text:span text:style-name="T7">      </text:span></text:span><text:span text:style-name="Source_20_Text"><text:span text:style-name="T13">&lt;pose&gt;1.2 5 0 0 0 -1.571&lt;/pose&gt;</text:span></text:span><text:span text:style-name="T6"><text:line-break/></text:span><text:span text:style-name="Source_20_Text"><text:span text:style-name="T7">    </text:span></text:span><text:span text:style-name="Source_20_Text"><text:span text:style-name="T13">&lt;/include&gt;</text:span></text:span><text:span text:style-name="T6"><text:line-break/></text:span><text:span text:style-name="Source_20_Text"><text:span text:style-name="T7">    </text:span></text:span><text:span text:style-name="Source_20_Text"><text:span text:style-name="T13">&lt;!-- include logical camera model(s) here --&gt;</text:span></text:span></text:p>
      <text:p text:style-name="P3"><text:span text:style-name="Source_20_Text"><text:span text:style-name="T16">  </text:span></text:span><text:span text:style-name="Source_20_Text"><text:span text:style-name="T13">&lt;/world&gt;</text:span></text:span><text:span text:style-name="T6"><text:line-break/></text:span><text:span text:style-name="Source_20_Text"><text:span text:style-name="T13">&lt;/sdf&gt;</text:span></text:span></text:p>
      <text:h text:style-name="P129" text:outline-level="3"><text:span text:style-name="Strong_20_Emphasis"><text:span text:style-name="T20">Logical camera- configuration</text:span></text:span></text:h>
      <text:h text:style-name="P129" text:outline-level="3"><text:span text:style-name="Source_20_Text"><text:span text:style-name="Strong_20_Emphasis"><text:span text:style-name="T4">Let's explore the </text:span></text:span></text:span><text:span text:style-name="Source_20_Text"><text:span text:style-name="T13">hrwros.world</text:span></text:span><text:span text:style-name="Source_20_Text"><text:span text:style-name="Strong_20_Emphasis"><text:span text:style-name="T6"> </text:span></text:span></text:span><text:span text:style-name="Strong_20_Emphasis"><text:span text:style-name="T8">file</text:span></text:span><text:span text:style-name="Source_20_Text"><text:span text:style-name="Strong_20_Emphasis"><text:span text:style-name="T4">:</text:span></text:span></text:span></text:h>
      <text:list xml:id="list200454783" text:style-name="L9">
        <text:list-item>
          <text:p text:style-name="P42"><text:span text:style-name="T6">You can find it the </text:span><text:span text:style-name="Source_20_Text"><text:span text:style-name="T13">hrwros_gazebo/worlds</text:span></text:span><text:span text:style-name="T6"> folder.</text:span></text:p>
        </text:list-item>
        <text:list-item>
          <text:p text:style-name="P75">We can see some work is already done for us.</text:p>
        </text:list-item>
        <text:list-item>
          <text:p text:style-name="P76">The conveyor model:</text:p>
          <text:p text:style-name="P97"><text:span text:style-name="T6"><text:s text:c="7"/>It has a pose where the first three entries indicate the position of the camera with respect to a fixed reference frame, such as the world.</text:span></text:p>
          <text:list>
            <text:list-header>
              <text:p text:style-name="P96"><text:span text:style-name="T6"><text:s text:c="7"/>The last three entries indicate the orientation of the camera using the same reference.</text:span></text:p>
              <text:p text:style-name="P75"><text:soft-page-break/><text:s text:c="9"/>The orientation is defined using normal Euler1 angles: Roll, Pitch, Yaw.  To avoid confusions, we will always provide you these orientations during the course</text:p>
            </text:list-header>
          </text:list>
        </text:list-item>
      </text:list>
      <text:p text:style-name="P5"><text:span text:style-name="Strong_20_Emphasis"><text:span text:style-name="T4">Now we go to the </text:span></text:span><text:span text:style-name="Source_20_Text"><text:span text:style-name="T13">models</text:span></text:span><text:span text:style-name="Strong_20_Emphasis"><text:span text:style-name="T6"> </text:span></text:span><text:span text:style-name="Strong_20_Emphasis"><text:span text:style-name="T4">folder:</text:span></text:span></text:p>
      <text:list xml:id="list1545549482" text:style-name="L10">
        <text:list-item>
          <text:p text:style-name="P16">A model for the logical_camera already exists.</text:p>
        </text:list-item>
      </text:list>
      <text:list xml:id="list2057696144" text:style-name="L12">
        <text:list-item>
          <text:p text:style-name="P98"><text:span text:style-name="T6">It has a </text:span><text:span text:style-name="Source_20_Text"><text:span text:style-name="T13">model.config</text:span></text:span><text:span text:style-name="T6">, and a </text:span><text:span text:style-name="Source_20_Text"><text:span text:style-name="T13">model.sdf</text:span></text:span><text:span text:style-name="T6"> file.</text:span></text:p>
        </text:list-item>
        <text:list-item>
          <text:p text:style-name="P98"><text:span text:style-name="T6">The </text:span><text:span text:style-name="Source_20_Text"><text:span text:style-name="T13">.config</text:span></text:span><text:span text:style-name="T6"> files contain administrative information.</text:span></text:p>
        </text:list-item>
        <text:list-item>
          <text:p text:style-name="P98"><text:span text:style-name="T6">We explored the </text:span><text:span text:style-name="Source_20_Text"><text:span text:style-name="T13">.sdf</text:span></text:span><text:span text:style-name="T6"> files in the video.</text:span></text:p>
        </text:list-item>
      </text:list>
      <text:list xml:id="list162820763478814" text:continue-list="list1545549482" text:style-name="L10">
        <text:list-item>
          <text:list>
            <text:list-header>
              <text:p text:style-name="P94"><text:span text:style-name="Emphasis"><text:span text:style-name="T17"/></text:span></text:p>
            </text:list-header>
          </text:list>
        </text:list-item>
      </text:list>
      <text:p text:style-name="P5"><text:span text:style-name="Strong_20_Emphasis"><text:span text:style-name="T4">Contents of the </text:span></text:span><text:span text:style-name="Source_20_Text"><text:span text:style-name="T13">model.sdf</text:span></text:span><text:span text:style-name="Strong_20_Emphasis"><text:span text:style-name="T6"> </text:span></text:span><text:span text:style-name="Strong_20_Emphasis"><text:span text:style-name="T4">file:</text:span></text:span></text:p>
      <text:list xml:id="list3125019598" text:style-name="L11">
        <text:list-item>
          <text:list>
            <text:list-item>
              <text:p text:style-name="P43"><text:span text:style-name="T6">It has a name unique to the camera.</text:span><text:span text:style-name="Strong_20_Emphasis"><text:span text:style-name="T6"> </text:span></text:span><text:span text:style-name="Strong_20_Emphasis"><text:span text:style-name="T4">Different cameras will need different, unique names.</text:span></text:span></text:p>
            </text:list-item>
            <text:list-item>
              <text:p text:style-name="P77">The plugin specification simulates the functionality of the camera.</text:p>
            </text:list-item>
            <text:list-item>
              <text:p text:style-name="P77">The namespace is a prefix to the ROS topics published by the logical camera.</text:p>
            </text:list-item>
            <text:list-item>
              <text:p text:style-name="P77">It is also possible to implement camera noise, but we won't use that in this course.</text:p>
            </text:list-item>
            <text:list-item>
              <text:p text:style-name="P95"><text:span text:style-name="T6">There is also a </text:span><text:span text:style-name="Strong_20_Emphasis"><text:span text:style-name="T4">unique link name</text:span></text:span><text:span text:style-name="T6"> like for 'normal' robots in the world.</text:span></text:p>
            </text:list-item>
            <text:list-item>
              <text:p text:style-name="P95"><text:span text:style-name="T6">Lastly, there is a sensor element, which has a name and a type. </text:span><text:span text:style-name="Strong_20_Emphasis"><text:span text:style-name="T4">The sensor name should be unique for every camera.</text:span></text:span><text:span text:style-name="T6"> The type on the other hand, can be the same for all cameras.</text:span></text:p>
            </text:list-item>
            <text:list-item>
              <text:p text:style-name="P77">These unique names will be used when the topics will be published, so pay attention.</text:p>
            </text:list-item>
            <text:list-item>
              <text:p text:style-name="P77"><text:soft-page-break/>The sensor element defines all information about the camera properties, such as FOV and aspect ratios.</text:p>
            </text:list-item>
          </text:list>
        </text:list-item>
      </text:list>
      <text:h text:style-name="P131" text:outline-level="2"><text:span text:style-name="Source_20_Text"><text:span text:style-name="T18">Logical camera accessing data</text:span></text:span></text:h>
      <text:p text:style-name="P3"><text:span text:style-name="Source_20_Text"><text:span text:style-name="T6">The logical camera outputs models and poses of objects. The poses contain position and orientation information which are defined in the reference frame of the camera. This information is published as a ROS Topic:</text:span></text:span></text:p>
      <text:p text:style-name="P3"><text:span text:style-name="Source_20_Text"><text:span text:style-name="T13">$ rosmsg show hrwros_gazebo/LogicalCameraImage.msg -r</text:span></text:span><text:span text:style-name="T6"><text:line-break/></text:span><text:span text:style-name="Source_20_Text"><text:span text:style-name="T13">$ </text:span></text:span><text:span text:style-name="Source_20_Text"><text:span text:style-name="T7"> </text:span></text:span><text:span text:style-name="Source_20_Text"><text:span text:style-name="T13">show hrwros_gazebo/Model</text:span></text:span></text:p>
      <text:p text:style-name="P2">The model message type has a string placeholder for the model name and a pose of the model itself.</text:p>
      <text:p text:style-name="P5"><text:span text:style-name="Strong_20_Emphasis"><text:span text:style-name="T4">ROS Topic contents for the logical camera:</text:span></text:span></text:p>
      <text:p text:style-name="P2">Make sure the factory simulation is running, or launch it with:</text:p>
      <text:p text:style-name="P3"><text:span text:style-name="Source_20_Text"><text:span text:style-name="T13">$ roslaunch hrwros_gazebo hrwros_environment.launch</text:span></text:span></text:p>
      <text:p text:style-name="P2">Print poses of the objects seen by the logical camera:</text:p>
      <text:p text:style-name="P3"><text:span text:style-name="Source_20_Text"><text:span text:style-name="T13">$ </text:span></text:span><text:span text:style-name="Source_20_Text"><text:span text:style-name="T7"> </text:span></text:span><text:span text:style-name="Source_20_Text"><text:span text:style-name="T13">echo //logical_camera</text:span></text:span></text:p>
      <text:list xml:id="list3394188201" text:style-name="L13">
        <text:list-item>
          <text:p text:style-name="P17">The command publishes the models detected by the logical camera with their corresponding pose information.</text:p>
        </text:list-item>
        <text:list-item>
          <text:p text:style-name="P78"><text:soft-page-break/>In the model  files, we define model names that will be used by the logical camera to publish the name information.</text:p>
        </text:list-item>
        <text:list-item>
          <text:p text:style-name="P79">The logical camera plugin can be configured to only publish objects that are known. But we will not do this.</text:p>
          <text:p text:style-name="P79"><text:span text:style-name="T23">Introduction to TF</text:span></text:p>
          <text:p text:style-name="P78">ROS TF:</text:p>
        </text:list-item>
      </text:list>
      <text:list xml:id="list1177790806" text:style-name="L14">
        <text:list-item>
          <text:p text:style-name="P10">Keeps track of spatial and temporal relationships:</text:p>
        </text:list-item>
      </text:list>
      <text:list xml:id="list2525949428" text:style-name="L15">
        <text:list-item>
          <text:p text:style-name="P63">Using reference frames in 3D.</text:p>
        </text:list-item>
        <text:list-item>
          <text:p text:style-name="P62"><text:span text:style-name="T25">P</text:span>rovides a framework to represent rotations.</text:p>
        </text:list-item>
        <text:list-item>
          <text:p text:style-name="P120">Uses the Right-Hand Rule.</text:p>
        </text:list-item>
      </text:list>
      <text:h text:style-name="P133" text:outline-level="2">TF Reference Frames</text:h>
      <text:p text:style-name="P72">Creation of reference frames:</text:p>
      <text:list xml:id="list2345553252" text:style-name="L16">
        <text:list-item>
          <text:p text:style-name="P44"><text:span text:style-name="T5">ROS Package: </text:span><text:span text:style-name="Source_20_Text"><text:span text:style-name="T13">robot_state_publisher</text:span></text:span></text:p>
        </text:list-item>
      </text:list>
      <text:list xml:id="list3989942473" text:style-name="L19">
        <text:list-item>
          <text:p text:style-name="P101"><text:span text:style-name="T5">joint state information for turtlebot: </text:span><text:span text:style-name="Source_20_Text"><text:span text:style-name="T13">/joint_states</text:span></text:span><text:span text:style-name="T5"> </text:span></text:p>
        </text:list-item>
        <text:list-item>
          <text:p text:style-name="P101"><text:span text:style-name="T5">joint state information for maniputlators: </text:span><text:span text:style-name="Source_20_Text"><text:span text:style-name="T13">/combined_joint_states</text:span></text:span><text:span text:style-name="T5"> topic</text:span></text:p>
        </text:list-item>
        <text:list-item>
          <text:p text:style-name="P101"><text:span text:style-name="T5">robot_description parameter - URDF/XACRO (</text:span><text:span text:style-name="Source_20_Text"><text:span text:style-name="T13">hrwros.xacro</text:span></text:span><text:span text:style-name="T5">)</text:span></text:p>
        </text:list-item>
      </text:list>
      <text:list xml:id="list162821920393875" text:continue-list="list2345553252" text:style-name="L16">
        <text:list-item>
          <text:p text:style-name="P64">A fixed reference frame for "world"</text:p>
        </text:list-item>
        <text:list-item>
          <text:p text:style-name="P99"><text:span text:style-name="T5">A </text:span><text:span text:style-name="Source_20_Text"><text:span text:style-name="T13">joint_state_publisher</text:span></text:span><text:span text:style-name="T5"> publishes combines information to the combined_joint_states topic </text:span></text:p>
          <text:list>
            <text:list-item>
              <text:list>
                <text:list-header>
                  <text:p text:style-name="P44"><text:span text:style-name="Source_20_Text"><text:span text:style-name="T13"><text:s text:c="5"/>source_list</text:span></text:span><text:span text:style-name="T5"> combines joint states of the robot arms</text:span></text:p>
                </text:list-header>
              </text:list>
            </text:list-item>
          </text:list>
        </text:list-item>
        <text:list-item>
          <text:p text:style-name="P122"><text:span text:style-name="T5">Another </text:span><text:span text:style-name="Source_20_Text"><text:span text:style-name="T13">joint_state_publisher</text:span></text:span><text:span text:style-name="T5"> publishes information the joint_states topic only for the turtblebot</text:span></text:p>
        </text:list-item>
      </text:list>
      <text:list xml:id="list2927708267" text:style-name="L17">
        <text:list-item>
          <text:p text:style-name="P45"><text:span text:style-name="T5">Load the URDF on to the parameter server<text:line-break/> <text:s text:c="7"/></text:span><text:span text:style-name="Source_20_Text"><text:span text:style-name="T13">&lt;include file="$(find <text:s text:c="8"/><text:tab/>hrwros_support)/launch/load_hrwros.launch"/&gt;</text:span></text:span></text:p>
          <text:list>
            <text:list-item>
              <text:list>
                <text:list-header>
                  <text:p text:style-name="P46"><text:span text:style-name="Source_20_Text"><text:span text:style-name="T7"><text:s text:c="12"/>Contains </text:span></text:span><text:span text:style-name="Source_20_Text"><text:span text:style-name="T13">robot_description</text:span></text:span><text:span text:style-name="T5"> that gets updated with the URDF <text:s text:c="3"/><text:tab/> <text:s text:c="3"/>elements.</text:span></text:p>
                </text:list-header>
              </text:list>
            </text:list-item>
          </text:list>
        </text:list-item>
        <text:list-item>
          <text:p text:style-name="P121">Use of  to define where different objects are. </text:p>
        </text:list-item>
      </text:list>
      <text:p text:style-name="P1">Location of the reference frame</text:p>
      <text:list xml:id="list3076120911" text:style-name="L18">
        <text:list-item>
          <text:p text:style-name="P47"><text:span text:style-name="T5">The origin tag<text:line-break/></text:span><text:span text:style-name="Source_20_Text"><text:span text:style-name="T13">&lt;origin xyz="-7.8 -1.5 0"/&gt;</text:span></text:span></text:p>
        </text:list-item>
        <text:list-item>
          <text:p text:style-name="P100"><text:soft-page-break/><text:span text:style-name="T5">Objects are defined via </text:span><text:span text:style-name="Strong_20_Emphasis"><text:span text:style-name="T3">links</text:span></text:span><text:span text:style-name="T5"> which are connected via </text:span><text:span text:style-name="Strong_20_Emphasis"><text:span text:style-name="T3">joints</text:span></text:span></text:p>
        </text:list-item>
        <text:list-item>
          <text:p text:style-name="P123"><text:span text:style-name="T5">Frames are defined on joint </text:span><text:span text:style-name="Strong_20_Emphasis"><text:span text:style-name="T3">origins</text:span></text:span></text:p>
        </text:list-item>
      </text:list>
      <text:h text:style-name="P133" text:outline-level="2">TF Reference Frames: Rviz Visualization</text:h>
      <text:p text:style-name="P72">You need to add the arguments: <text:span text:style-name="Source_20_Text"><text:span text:style-name="T21">gui:=false rviz:=true </text:span></text:span>to the hrwros_environtment launcher.</text:p>
      <text:p text:style-name="P3"><text:span text:style-name="Source_20_Text"><text:span text:style-name="T13">$ roslaunch hrwros_gazebo hrwros_environment.launch gui:=false rviz:=true</text:span></text:span></text:p>
      <text:list xml:id="list2916835825" text:style-name="L20">
        <text:list-item>
          <text:p text:style-name="P18">You will only see the RViz window but gazebo will still run on the background.</text:p>
        </text:list-item>
        <text:list-item>
          <text:p text:style-name="P80">If you want to, you can also visualize the turtlebot on RViz:</text:p>
          <text:list>
            <text:list-item>
              <text:list>
                <text:list-item>
                  <text:list>
                    <text:list-item>
                      <text:p text:style-name="P18">Click the "Add" button on the display panel.</text:p>
                    </text:list-item>
                    <text:list-item>
                      <text:p text:style-name="P102"><text:span text:style-name="T6">Select </text:span><text:span text:style-name="Emphasis"><text:span text:style-name="T10">RobotModel</text:span></text:span></text:p>
                    </text:list-item>
                    <text:list-item>
                      <text:p text:style-name="P102"><text:span text:style-name="T6">Change the </text:span><text:span text:style-name="Emphasis"><text:span text:style-name="T10">RobotDescription </text:span></text:span><text:span text:style-name="T6">to turtlebot_description</text:span></text:p>
                    </text:list-item>
                  </text:list>
                </text:list-item>
              </text:list>
            </text:list-item>
          </text:list>
        </text:list-item>
      </text:list>
      <text:p text:style-name="P5"><text:span text:style-name="Strong_20_Emphasis"><text:span text:style-name="T4">Visualize the correct TF frames.</text:span></text:span></text:p>
      <text:list xml:id="list829672271" text:style-name="L21">
        <text:list-item>
          <text:p text:style-name="P48"><text:span text:style-name="T6">On the Displays panel (left) in RViz, you enable the option to show all TF links. </text:span><text:span text:style-name="Emphasis"><text:span text:style-name="T10">There are so many!</text:span></text:span></text:p>
          <text:list>
            <text:list-item>
              <text:list>
                <text:list-item>
                  <text:p text:style-name="P20">Turn all of them off by unchecking the All Enabled checkbox. </text:p>
                </text:list-item>
              </text:list>
            </text:list-item>
          </text:list>
        </text:list-item>
      </text:list>
      <text:p text:style-name="P4"><text:span text:style-name="Source_20_Text"><text:span text:style-name="T13">TF -&gt; Frames -&gt; All Enabled</text:span></text:span></text:p>
      <text:list xml:id="list2674079344" text:style-name="L22">
        <text:list-item>
          <text:list>
            <text:list-item>
              <text:list>
                <text:list-item>
                  <text:p text:style-name="P49"><text:span text:style-name="T6">Show only the </text:span><text:span text:style-name="Source_20_Text"><text:span text:style-name="T13">robot2_pedestal_link</text:span></text:span><text:span text:style-name="T6"> by checking its checkbox.</text:span></text:p>
                </text:list-item>
              </text:list>
            </text:list-item>
          </text:list>
        </text:list-item>
      </text:list>
      <text:p text:style-name="P4"><text:span text:style-name="Source_20_Text"><text:span text:style-name="T13">TF -&gt; Frames -&gt; robot2_pedestal_link</text:span></text:span></text:p>
      <text:list xml:id="list303055890" text:style-name="L23">
        <text:list-item>
          <text:p text:style-name="P50"><text:span text:style-name="T6">To really see it, you need to disable rendering the </text:span><text:span text:style-name="Source_20_Text"><text:span text:style-name="T13">robot2_pedestal_link</text:span></text:span><text:span text:style-name="T6"> in the </text:span><text:span text:style-name="Emphasis"><text:span text:style-name="T10">RobotModel</text:span></text:span><text:span text:style-name="T6"> section.</text:span></text:p>
        </text:list-item>
      </text:list>
      <text:p text:style-name="P4"><text:soft-page-break/><text:span text:style-name="Source_20_Text"><text:span text:style-name="T13">RobotModel -&gt; Links -&gt; robot2_pedestal_link</text:span></text:span></text:p>
      <text:list xml:id="list2489517381" text:style-name="L24">
        <text:list-item>
          <text:p text:style-name="P19">The TF Frame appears on the location of the joint between the world and the robot2 pedestal link. However, since the pedestal is static, the TF is also static.</text:p>
        </text:list-item>
        <text:list-item>
          <text:p text:style-name="P103"><text:span text:style-name="T6">To see a moving TF frame, let's enable the TF display frame for the </text:span><text:span text:style-name="Source_20_Text"><text:span text:style-name="T13">vacuum_gripper2_suction_cup</text:span></text:span><text:span text:style-name="T6">.</text:span></text:p>
        </text:list-item>
      </text:list>
      <text:p text:style-name="P4"><text:span text:style-name="Source_20_Text"><text:span text:style-name="T13">TF -&gt; Frames -&gt; vacuum_gripper2_suction_cup</text:span></text:span></text:p>
      <text:p text:style-name="P5"><text:span text:style-name="Strong_20_Emphasis"><text:span text:style-name="T4">Now let's move the robot to see if the TF frame also moves</text:span></text:span></text:p>
      <text:list xml:id="list669603147" text:style-name="L25">
        <text:list-item>
          <text:p text:style-name="P51"><text:span text:style-name="Strong_20_Emphasis"><text:span text:style-name="T4">Switch to a new terminal</text:span></text:span><text:span text:style-name="T6">, source your setup files, and start MoveIt! Commander.</text:span></text:p>
        </text:list-item>
      </text:list>
      <text:p text:style-name="P3"><text:span text:style-name="Source_20_Text"><text:span text:style-name="T13">$ rosrun hrwros_week4 hrwros_moveit_commander_cmdline</text:span></text:span></text:p>
      <text:list xml:id="list3839413759" text:style-name="L26">
        <text:list-item>
          <text:list>
            <text:list-item>
              <text:p text:style-name="P22">Select the robot2 for movement</text:p>
            </text:list-item>
          </text:list>
        </text:list-item>
      </text:list>
      <text:p text:style-name="P4"><text:span text:style-name="Source_20_Text"><text:span text:style-name="T13">&gt; use robot2</text:span></text:span></text:p>
      <text:list xml:id="list103226742" text:style-name="L27">
        <text:list-item>
          <text:list>
            <text:list-item>
              <text:p text:style-name="P52"><text:span text:style-name="T6">Use the </text:span><text:span text:style-name="Source_20_Text"><text:span text:style-name="T13">go</text:span></text:span><text:span text:style-name="T6"> command, to move the robot to the </text:span><text:span text:style-name="Source_20_Text"><text:span text:style-name="T13">R2Up</text:span></text:span><text:span text:style-name="T6"> position.</text:span></text:p>
            </text:list-item>
          </text:list>
        </text:list-item>
      </text:list>
      <text:p text:style-name="P4"><text:span text:style-name="Source_20_Text"><text:span text:style-name="T13">&gt; go R2Up</text:span></text:span></text:p>
      <text:list xml:id="list484888616" text:style-name="L28">
        <text:list-item>
          <text:list>
            <text:list-item>
              <text:p text:style-name="P21">Try and execute the command while you can also see the TF in RViz! You can see it moving with the arm.</text:p>
            </text:list-item>
            <text:list-item>
              <text:p text:style-name="P81">Move the robot to other positions and see the TF frame moving along with the robot.</text:p>
            </text:list-item>
          </text:list>
        </text:list-item>
      </text:list>
      <text:p text:style-name="P3"><text:soft-page-break/><text:span text:style-name="T6">This shows that the TF frames are updated by both the robot description parameter </text:span><text:span text:style-name="Strong_20_Emphasis"><text:span text:style-name="T4">and </text:span></text:span><text:span text:style-name="T6">the joints state information.</text:span></text:p>
      <text:h text:style-name="P133" text:outline-level="2">A basic introduction to tf2_ros</text:h>
      <text:p text:style-name="P72"><text:span text:style-name="Strong_20_Emphasis"><text:span text:style-name="T1">tf2_ros package</text:span></text:span></text:p>
      <text:list xml:id="list787205229" text:style-name="L29">
        <text:list-item>
          <text:p text:style-name="P23">Implements functional aspects, and actively maintain relations.</text:p>
        </text:list-item>
        <text:list-item>
          <text:p text:style-name="P83">Transform pose: allows for "time travel" - look up the spatiotemporal relation.</text:p>
        </text:list-item>
      </text:list>
      <text:p text:style-name="P2">Was there a TF (1) package?</text:p>
      <text:list xml:id="list60885447" text:style-name="L30">
        <text:list-item>
          <text:p text:style-name="P24">Yes</text:p>
        </text:list-item>
      </text:list>
      <text:list xml:id="list3650235149" text:style-name="L35">
        <text:list-item>
          <text:p text:style-name="P84">Used in many applications</text:p>
        </text:list-item>
        <text:list-item>
          <text:p text:style-name="P84">Command line tools</text:p>
        </text:list-item>
        <text:list-item>
          <text:p text:style-name="P84">All in one (vs clear separation in TF2)</text:p>
        </text:list-item>
      </text:list>
      <text:list xml:id="list162820530941670" text:continue-list="list60885447" text:style-name="L30">
        <text:list-item>
          <text:p text:style-name="P104"><text:span text:style-name="T6">All TF functionalities are migrated to </text:span><text:span text:style-name="Source_20_Text"><text:span text:style-name="T13">tf2_ros</text:span></text:span><text:span text:style-name="T6"> </text:span></text:p>
          <text:p text:style-name="P54"><text:span text:style-name="T6"><text:s text:c="12"/>Availability of a transform buffer in </text:span><text:span text:style-name="Source_20_Text"><text:span text:style-name="T13">tf2_ros</text:span></text:span><text:span text:style-name="T6">.</text:span></text:p>
        </text:list-item>
      </text:list>
      <text:p text:style-name="P3"><text:span text:style-name="Strong_20_Emphasis"><text:span text:style-name="T4">Information representation:</text:span></text:span></text:p>
      <text:list xml:id="list2542869719" text:style-name="L31">
        <text:list-item>
          <text:p text:style-name="P25">Quantification</text:p>
        </text:list-item>
      </text:list>
      <text:list xml:id="list2304608487" text:style-name="L36">
        <text:list-item>
          <text:p text:style-name="P85">3D transformation.</text:p>
        </text:list-item>
        <text:list-item>
          <text:p text:style-name="P106"><text:span text:style-name="T6">ROS topic: </text:span><text:span text:style-name="Source_20_Text"><text:span text:style-name="T13">/tf (tf2_msgs/TFMessage)</text:span></text:span></text:p>
        </text:list-item>
      </text:list>
      <text:p text:style-name="P3"><text:span text:style-name="Strong_20_Emphasis"><text:span text:style-name="T4"/></text:span></text:p>
      <text:p text:style-name="P3"><text:soft-page-break/><text:span text:style-name="Strong_20_Emphasis"><text:span text:style-name="T4">tf command line tools:</text:span></text:span></text:p>
      <text:list xml:id="list3101260907" text:style-name="L32">
        <text:list-item>
          <text:p text:style-name="P53"><text:span text:style-name="T6">Print transformation<text:line-break/></text:span><text:span text:style-name="Source_20_Text"><text:span text:style-name="T13">$ rosrun </text:span></text:span><text:span text:style-name="Source_20_Text"><text:span text:style-name="T7"> </text:span></text:span><text:span text:style-name="Source_20_Text"><text:span text:style-name="T13">tf_echo &lt;source_frame&gt; &lt;target_frame&gt;</text:span></text:span></text:p>
        </text:list-item>
        <text:list-item>
          <text:p text:style-name="P105"><text:span text:style-name="T6">View the "TF tree"<text:line-break/></text:span><text:span text:style-name="Source_20_Text"><text:span text:style-name="T13">$ rosrun </text:span></text:span><text:span text:style-name="Source_20_Text"><text:span text:style-name="T7"> </text:span></text:span><text:span text:style-name="Source_20_Text"><text:span text:style-name="T13">view_frames</text:span></text:span><text:span text:style-name="T6"><text:line-break/>or<text:line-break/></text:span><text:span text:style-name="Source_20_Text"><text:span text:style-name="T13">$ rosrun rf2_tools view_frames.py</text:span></text:span></text:p>
        </text:list-item>
        <text:list-item>
          <text:p text:style-name="P105"><text:span text:style-name="T6">Publish a static transform<text:line-break/></text:span><text:span text:style-name="Source_20_Text"><text:span text:style-name="T13">$ rosrun tf2_ros static_transform_publisher &lt;trans&gt; &lt;rot&gt; "parent" "child"</text:span></text:span></text:p>
        </text:list-item>
        <text:list-item>
          <text:p text:style-name="P105"><text:span text:style-name="Source_20_Text"><text:span text:style-name="T13">tf_echo</text:span></text:span><text:span text:style-name="T6"> (static and dynamic)</text:span></text:p>
        </text:list-item>
      </text:list>
      <text:p text:style-name="P3"><text:span text:style-name="T6">tf_echo (</text:span><text:span text:style-name="Strong_20_Emphasis"><text:span text:style-name="T4">static</text:span></text:span><text:span text:style-name="T6">)</text:span></text:p>
      <text:list xml:id="list2868639256" text:style-name="L33">
        <text:list-item>
          <text:p text:style-name="P26">Query transform that never moves in our environment.</text:p>
        </text:list-item>
        <text:list-item>
          <text:p text:style-name="P82">Prints latest information with 1Hz.</text:p>
        </text:list-item>
        <text:list-item>
          <text:p text:style-name="P82">Fixed with each other (equal times).</text:p>
        </text:list-item>
        <text:list-item>
          <text:p text:style-name="P82">Outputs translation and quaternion .</text:p>
        </text:list-item>
      </text:list>
      <text:p text:style-name="P5"><text:span text:style-name="Strong_20_Emphasis"><text:span text:style-name="T4">Launch factory environment without gazebo gui</text:span></text:span></text:p>
      <text:list xml:id="list2204207070" text:style-name="L34">
        <text:list-item>
          <text:p text:style-name="P27">We don't need to visualize the robots for this part, so we can launch the factory environment without the gazebo gui</text:p>
        </text:list-item>
      </text:list>
      <text:p text:style-name="P3"><text:span text:style-name="Source_20_Text"><text:span text:style-name="T13">$ roslaunch hrwros_gazebo hrwros_environment.launch gui:=false</text:span></text:span></text:p>
      <text:p text:style-name="P3"><text:span text:style-name="Strong_20_Emphasis"><text:span text:style-name="T4">Monitor a static tf transformation</text:span></text:span></text:p>
      <text:p text:style-name="P3"><text:span text:style-name="Source_20_Text"><text:span text:style-name="T13">$ rosrun tf tf_echo world robot2_pedestal_link</text:span></text:span></text:p>
      <text:p text:style-name="P3"><text:soft-page-break/><text:span text:style-name="Strong_20_Emphasis"><text:span text:style-name="T4">Monitor a dynamic tf transformation</text:span></text:span></text:p>
      <text:p text:style-name="P3"><text:span text:style-name="Source_20_Text"><text:span text:style-name="T13">$ rosrun tf tf_echo world robot2_forearm_link</text:span></text:span></text:p>
      <text:h text:style-name="P133" text:outline-level="2">ROS command line tools</text:h>
      <text:p text:style-name="P72">Query timing</text:p>
      <text:list xml:id="list2704139706" text:style-name="L37">
        <text:list-item>
          <text:p text:style-name="P28">Transform information is continuously updated.</text:p>
        </text:list-item>
        <text:list-item>
          <text:p text:style-name="P107"><text:span text:style-name="T6">Transform information publishes on the </text:span><text:span text:style-name="Source_20_Text"><text:span text:style-name="T13">/tf</text:span></text:span><text:span text:style-name="T6"> topic.</text:span></text:p>
        </text:list-item>
        <text:list-item>
          <text:p text:style-name="P86">No guarantee that the query and publication time is the same!</text:p>
          <text:list>
            <text:list-item>
              <text:list>
                <text:list-header>
                  <text:p text:style-name="P55"><text:span text:style-name="T6"><text:s text:c="7"/>Query for a transform in a future will result in:<text:line-break/> <text:s text:c="6"/></text:span><text:span text:style-name="Emphasis"><text:span text:style-name="T10">"Particular source or target frame"</text:span></text:span><text:span text:style-name="Emphasis"><text:span text:style-name="Source_20_Text"><text:span text:style-name="T11"> </text:span></text:span></text:span><text:span text:style-name="Emphasis"><text:span text:style-name="Source_20_Text"><text:span text:style-name="T15">passed to lookupTransform <text:s text:c="5"/><text:tab/>argument source_frame does not exist</text:span></text:span></text:span></text:p>
                </text:list-header>
              </text:list>
            </text:list-item>
          </text:list>
        </text:list-item>
        <text:list-item>
          <text:p text:style-name="P86">Errors go away once the desired frames are refreshed or become available.</text:p>
        </text:list-item>
      </text:list>
      <text:p text:style-name="P5"><text:span text:style-name="Strong_20_Emphasis"><text:span text:style-name="T4">Using tf view_frames to generate a full tf tree</text:span></text:span></text:p>
      <text:list xml:id="list3309515578" text:style-name="L38">
        <text:list-item>
          <text:p text:style-name="P56"><text:span text:style-name="Emphasis"><text:span text:style-name="T10">view_frames</text:span></text:span><text:span text:style-name="T6"> generates a pdf containing the full TF  tree</text:span></text:p>
        </text:list-item>
        <text:list-item>
          <text:p text:style-name="P87">It's necessary to have the factory simulation running on a separate CCS.</text:p>
        </text:list-item>
        <text:list-item>
          <text:p text:style-name="P87">Execute tf view_frames with</text:p>
        </text:list-item>
      </text:list>
      <text:p text:style-name="P3"><text:span text:style-name="Source_20_Text"><text:span text:style-name="T13">$ rosrun tf view_frames</text:span></text:span></text:p>
      <text:list xml:id="list1519829315" text:style-name="L39">
        <text:list-item>
          <text:p text:style-name="P57"><text:span text:style-name="T6">A PDF called </text:span><text:span text:style-name="Emphasis"><text:span text:style-name="T10">frames.pdf</text:span></text:span><text:span text:style-name="T6"> will be created </text:span><text:span text:style-name="Strong_20_Emphasis"><text:span text:style-name="T4">on the same folder</text:span></text:span><text:span text:style-name="T6"> where we run this command.</text:span></text:p>
        </text:list-item>
        <text:list-item>
          <text:p text:style-name="P108"><text:span text:style-name="T6">Open the</text:span><text:span text:style-name="Emphasis"><text:span text:style-name="T6"> </text:span></text:span><text:span text:style-name="Emphasis"><text:span text:style-name="T10">frames.pdf </text:span></text:span><text:span text:style-name="T6">with a pdf reader outside the CCS.</text:span></text:p>
        </text:list-item>
        <text:list-item>
          <text:p text:style-name="P88">Zoom in to inspect the tf tree in detail.</text:p>
        </text:list-item>
      </text:list>
      <text:h text:style-name="P133" text:outline-level="2"><text:soft-page-break/>tf/tf2 ros command line tools - static_transform_publisher</text:h>
      <text:p text:style-name="P72">If you took a break in between, or closed it, just open a new one, and restart the factory simulation.</text:p>
      <text:p text:style-name="P3"><text:span text:style-name="Source_20_Text"><text:span text:style-name="T13">$ roslaunch hrwros_gazebo hrwros_environment.launch</text:span></text:span></text:p>
      <text:p text:style-name="P1">Then, open a new CCS, source it, and run the following command:</text:p>
      <text:p text:style-name="P3"><text:span text:style-name="Source_20_Text"><text:span text:style-name="T13">$ rosrun tf2_ros static_transform_publisher 0 0 0 0 0 0 1 test_parent test_child</text:span></text:span></text:p>
      <text:p text:style-name="P3"><text:span text:style-name="T5">Notice, we have called the parent frame </text:span><text:span text:style-name="Source_20_Text"><text:span text:style-name="T13">test_parent</text:span></text:span><text:span text:style-name="T5"> and the child frame </text:span><text:span text:style-name="Source_20_Text"><text:span text:style-name="T13">test_child</text:span></text:span><text:span text:style-name="T5">. After running the command above, we see a new ROS node is created, that is publishing a static transform. It will keep running until it is killed.</text:span></text:p>
      <text:p text:style-name="P3"><text:span text:style-name="T5">In another new, and sourced, CCS shell, we can see this nod by looking at </text:span><text:span text:style-name="Source_20_Text"><text:span text:style-name="T13">rosnode list</text:span></text:span><text:span text:style-name="T5">. You should be able to see the node name from the previous command.</text:span></text:p>
      <text:p text:style-name="P3"><text:span text:style-name="T5">Let's look at the TF tree again by generating a new TF tree PDF file. Before doing that, you might want to rename the old file instead of overwriting it.<text:line-break/></text:span><text:span text:style-name="Source_20_Text"><text:span text:style-name="T13">$ rosrun tf view_frames</text:span></text:span></text:p>
      <text:p text:style-name="P1">Take a look at the new PDF file:</text:p>
      <text:list xml:id="list3254198886" text:style-name="L40">
        <text:list-item>
          <text:p text:style-name="P11">We have a new pair of frames.</text:p>
        </text:list-item>
        <text:list-item>
          <text:p text:style-name="P65">We also have two root frames: map, and test_parent.</text:p>
        </text:list-item>
        <text:list-item>
          <text:p text:style-name="P65">This is an example of a disconnected TF tree! This is almost never wanted behaviour with ROS, with it will work fine if you actually want that.</text:p>
        </text:list-item>
        <text:list-item>
          <text:p text:style-name="P124"><text:soft-page-break/><text:span text:style-name="T5">For example, the tf_echo will now throw an error between disconnected transforms:<text:line-break/></text:span><text:span text:style-name="Source_20_Text"><text:span text:style-name="T13">$ rosrun tf tf_echo test_child base_link</text:span></text:span></text:p>
        </text:list-item>
      </text:list>
      <text:p text:style-name="P3"><text:span text:style-name="T5">We can actually kill the transform we created at the start, and make a new one between a new TF, and an already existing transform:<text:line-break/></text:span><text:span text:style-name="Source_20_Text"><text:span text:style-name="T13">$ rosrun tf2 ros_static_transform_publisher 0 0 0 0 0 0 1 map test_child</text:span></text:span></text:p>
      <text:p text:style-name="P3"><text:span text:style-name="T5">Then, if we create the TF tree again, we will see that the tree is completely connected again! If we new ask </text:span><text:span text:style-name="Source_20_Text"><text:span text:style-name="T13">tf_echo</text:span></text:span><text:span text:style-name="T5"> to tell us the connections between </text:span><text:span text:style-name="Source_20_Text"><text:span text:style-name="T13">test_child</text:span></text:span><text:span text:style-name="T5"> and </text:span><text:span text:style-name="Source_20_Text"><text:span text:style-name="T13">base_link</text:span></text:span><text:span text:style-name="T5">, it will be happy to tell us.</text:span></text:p>
      <text:h text:style-name="P135" text:outline-level="2"><text:span text:style-name="T19">Simple APIs of tf2_ros</text:span></text:h>
      <text:p text:style-name="P67"><text:span text:style-name="Source_20_Text"><text:span text:style-name="T21">Simple API commands:</text:span></text:span></text:p>
      <text:list xml:id="list1332094532" text:style-name="L41">
        <text:list-item>
          <text:p text:style-name="P12">TF Buffer: Cache transform information</text:p>
        </text:list-item>
      </text:list>
      <text:list xml:id="list3703813460" text:style-name="L43">
        <text:list-item>
          <text:p text:style-name="P111"><text:span text:style-name="Source_20_Text"><text:span text:style-name="T13">tf2_buffer = tf2_ros.Buffer() # Default 10.0 s</text:span></text:span></text:p>
        </text:list-item>
        <text:list-item>
          <text:p text:style-name="P112"><text:span text:style-name="Source_20_Text"><text:span text:style-name="T13">tf2_buffer=tf2_ros.Buffer(rospy.Duration(&lt;desired_duration&gt;)</text:span></text:span></text:p>
        </text:list-item>
      </text:list>
      <text:list xml:id="list162821386722468" text:continue-list="list1332094532" text:style-name="L41">
        <text:list-item>
          <text:p text:style-name="P109"><text:span text:style-name="T5">TF Listener: Sunscribes to the </text:span><text:span text:style-name="Source_20_Text"><text:span text:style-name="T13">/tf</text:span></text:span><text:span text:style-name="T5"> topic</text:span></text:p>
          <text:p text:style-name="P109"><text:span text:style-name="Source_20_Text"><text:span text:style-name="T7"><text:s text:c="9"/></text:span></text:span><text:span text:style-name="Source_20_Text">tf2_listener = tf2_ros.TransformListener(tf2_buffer)</text:span></text:p>
        </text:list-item>
        <text:list-item>
          <text:p text:style-name="P66">Transform pose</text:p>
        </text:list-item>
      </text:list>
      <text:list xml:id="list1452954636" text:style-name="L44">
        <text:list-item>
          <text:p text:style-name="P113"><text:span text:style-name="Source_20_Text"><text:span text:style-name="T13">tf2_buffer.lookup_transform()</text:span></text:span></text:p>
        </text:list-item>
        <text:list-item>
          <text:p text:style-name="P125"><text:span text:style-name="Source_20_Text"><text:span text:style-name="T13">tf2_buffer.transform()</text:span></text:span></text:p>
        </text:list-item>
      </text:list>
      <text:p text:style-name="P1">TF Buffer: concept</text:p>
      <text:list xml:id="list960495650" text:style-name="L42">
        <text:list-item>
          <text:p text:style-name="P13">tf2_buffer stores information for specified duration</text:p>
        </text:list-item>
      </text:list>
      <text:list xml:id="list4164522721" text:style-name="L45">
        <text:list-item>
          <text:p text:style-name="P114"><text:span text:style-name="T5">Stores tf messages of the </text:span><text:span text:style-name="Source_20_Text"><text:span text:style-name="T13">/tf</text:span></text:span><text:span text:style-name="T5"> topic</text:span></text:p>
        </text:list-item>
        <text:list-item>
          <text:p text:style-name="P68">Buffer always has the latest transform information</text:p>
        </text:list-item>
        <text:list-item>
          <text:p text:style-name="P126"><text:span text:style-name="T5">Resolves </text:span><text:span text:style-name="Emphasis"><text:span text:style-name="T9">almost</text:span></text:span><text:span text:style-name="T5"> all errors </text:span></text:p>
        </text:list-item>
      </text:list>
      <text:h text:style-name="P134" text:outline-level="2">tf2_ros simple API - lookup_tranform, transform</text:h>
      <text:p text:style-name="P110"><text:span text:style-name="Strong_20_Emphasis"><text:span text:style-name="T3">Let's inspect the</text:span></text:span><text:span text:style-name="Strong_20_Emphasis"><text:span text:style-name="T5"> </text:span></text:span><text:span text:style-name="Strong_20_Emphasis"><text:span text:style-name="Emphasis"><text:span text:style-name="T12">robot squabblers</text:span></text:span></text:span><text:span text:style-name="Strong_20_Emphasis"><text:span text:style-name="T3"> script from the start of this week.</text:span></text:span></text:p>
      <text:p text:style-name="P3"><text:span text:style-name="T5">You can find it on the scripts folder for </text:span><text:span text:style-name="Source_20_Text"><text:span text:style-name="T13">hrwros_week5</text:span></text:span><text:span text:style-name="T5"> package.</text:span></text:p>
      <text:p text:style-name="P3"><text:soft-page-break/><text:span text:style-name="T5">That script actually uses the tf2 API to find the relative positions of the TurtleBot, so, let's take a look at the </text:span><text:span text:style-name="Source_20_Text"><text:span text:style-name="T13">robot_squabblers.py</text:span></text:span><text:span text:style-name="T5"> script file to find out how it was done.</text:span></text:p>
      <text:list xml:id="list2536182716" text:style-name="L46">
        <text:list-item>
          <text:p text:style-name="P58"><text:span text:style-name="T5">We have the necessary </text:span><text:span text:style-name="Source_20_Text"><text:span text:style-name="T13">rospy</text:span></text:span><text:span text:style-name="T5"> and </text:span><text:span text:style-name="Source_20_Text"><text:span text:style-name="T13">tf2_ros</text:span></text:span><text:span text:style-name="T5"> imports.</text:span></text:p>
        </text:list-item>
        <text:list-item>
          <text:p text:style-name="P69">There are two lists of strings, that actually contain the conversation lines between the robots.</text:p>
        </text:list-item>
        <text:list-item>
          <text:p text:style-name="P115"><text:span text:style-name="T5">But let's dive into the </text:span><text:span text:style-name="Source_20_Text"><text:span text:style-name="T13">robot_squabblers()</text:span></text:span><text:span text:style-name="T5"> function:</text:span></text:p>
        </text:list-item>
      </text:list>
      <text:list xml:id="list3332641601" text:style-name="L47">
        <text:list-item>
          <text:p text:style-name="P70">It first initializes a ROS node called robot_squabblers.</text:p>
        </text:list-item>
        <text:list-item>
          <text:p text:style-name="P70">It then creates a tf buffer, which we learned about in the last lecture. If you don't remember exactly, don't be afraid to go back and re-watch it if you need to! Since we don't create any specific buffer length, it will go with the default length of 10 seconds.</text:p>
        </text:list-item>
        <text:list-item>
          <text:p text:style-name="P70">Then, we associate the buffer to a tf listener, so that transform information on the tf topic is constantly updated to the tf buffer, as soon as these topic values become available.</text:p>
        </text:list-item>
        <text:list-item>
          <text:p text:style-name="P70">Then, we have some helper variables for updating information regarding the transforms, and for displaying the little conversation in the console.</text:p>
        </text:list-item>
        <text:list-item>
          <text:p text:style-name="P70">The meat is in the while loop:</text:p>
        </text:list-item>
      </text:list>
      <text:list xml:id="list822063526" text:style-name="L48">
        <text:list-item>
          <text:p text:style-name="P71"><text:s/>We look up the transforms between the robot 1 and 2 base links, and the TurtleBot base link. The last argument is a way to indicate that we would like the last available information from the tf buffer.</text:p>
        </text:list-item>
        <text:list-item>
          <text:p text:style-name="P71">The API returns both translation and rotation information separately, but in this script, we only use the translation information. This used to be the case in the <text:span text:style-name="T26">tf</text:span> package. With <text:span text:style-name="T26">tf2_ros</text:span>, the <text:span text:style-name="T26">lookup_transform</text:span> API returns a <text:span text:style-name="T26">geometry_msgs/TransformStamped</text:span> message which contains both translation and rotation information in one message.</text:p>
        </text:list-item>
        <text:list-item>
          <text:p text:style-name="P71">The rest of the script assembles the text lines the robots speak, and prints them to the terminal.</text:p>
        </text:list-item>
        <text:list-item>
          <text:p text:style-name="P71">The rate_pub and rate_listener helper variables help keep the conversation speed right: The robots will wait a bit between sentences, and wait until at least one bit of information is inside the tf buffer.</text:p>
        </text:list-item>
        <text:list-item>
          <text:p text:style-name="P71"><text:soft-page-break/>It is always good practice to put code that looks up transform information in a try-catch block, even if you check if there are messages available beforehand! This prevents warnings and errors.</text:p>
        </text:list-item>
        <text:list-item>
          <text:p text:style-name="P127"><text:span text:style-name="T5">Finally, keep in mind that the transform lookup API returns a </text:span><text:span text:style-name="Source_20_Text"><text:span text:style-name="T13">transform</text:span></text:span><text:span text:style-name="T5"> message. This looks similar to a </text:span><text:span text:style-name="Source_20_Text"><text:span text:style-name="T13">pose</text:span></text:span><text:span text:style-name="T5"> message, but is not the same!</text:span></text:p>
        </text:list-item>
      </text:list>
      <text:p text:style-name="P110"><text:span text:style-name="Strong_20_Emphasis"><text:span text:style-name="T4">Script</text:span></text:span></text:p>
      <text:p text:style-name="P3"><text:span text:style-name="T6">This time, we will be looking at the </text:span><text:span text:style-name="Source_20_Text"><text:span text:style-name="T13">transform_object_pose.pt</text:span></text:span><text:span text:style-name="T6"> script, you can also find it on the scripts folder of </text:span><text:span text:style-name="Source_20_Text"><text:span text:style-name="T13">hrwros_week5</text:span></text:span><text:span text:style-name="T6"> package</text:span></text:p>
      <text:list xml:id="list2699834238" text:style-name="L49">
        <text:list-item>
          <text:p text:style-name="P29">Again, we see a list of necessary imports, which includes rospy, the tf2_ros module, and a bunch of necessary message modules.</text:p>
        </text:list-item>
        <text:list-item>
          <text:p text:style-name="P90">We also create a new tf buffer and listener, like in the previous video.</text:p>
        </text:list-item>
      </text:list>
      <text:p text:style-name="P4"><text:span text:style-name="Strong_20_Emphasis"><text:span text:style-name="T4">Note: On the files you will get, the tf Buffer and TransformListener are created after the initialization of the ROS Node (Line 77)</text:span></text:span></text:p>
      <text:list xml:id="list3581443070" text:style-name="L50">
        <text:list-item>
          <text:p text:style-name="P30">In the callback function for the logical camera, we can see that the logical camera provides us with a lot of information about the pose of an object in the reference frame of the logical camera itself.</text:p>
        </text:list-item>
        <text:list-item>
          <text:p text:style-name="P89">The API transform can only work with poses that have a timestamp, because the transform might be influenced by a moving robot part. You can't always use the current pose of a link, sometimes you have to look at the past when the pose was generated!</text:p>
        </text:list-item>
        <text:list-item>
          <text:p text:style-name="P89">Thus, the script creates a new header and time stamp information.</text:p>
        </text:list-item>
        <text:list-item>
          <text:p text:style-name="P89"><text:soft-page-break/>After that, we update the pose information using information from the logical camera.</text:p>
        </text:list-item>
        <text:list-item>
          <text:p text:style-name="P89">Now, we have everything we need for the transform API. We will transform the pose of the object from the camera reference frame to the world reference frame.</text:p>
        </text:list-item>
      </text:list>
      <text:p text:style-name="P5"><text:span text:style-name="Strong_20_Emphasis"><text:span text:style-name="T4">Prepare everything needed for the script to work</text:span></text:span></text:p>
      <text:p text:style-name="P2">Make sure the factory environment simulation is running. Don't forget to verify that all robots have shown up!</text:p>
      <text:p text:style-name="P3"><text:span text:style-name="Source_20_Text"><text:span text:style-name="T13">$ roslaunch hrwros_gazebo hrwros_environment.launch</text:span></text:span></text:p>
      <text:list xml:id="list2263532127" text:style-name="L51">
        <text:list-item>
          <text:p text:style-name="P31">Robot 1 is currently in the FOV of the camera. We don't want this, so let's use MoveIt! Commander in a new CCS to move it out of the way.</text:p>
        </text:list-item>
      </text:list>
      <text:p text:style-name="P3"><text:span text:style-name="Source_20_Text"><text:span text:style-name="T13">$ rosrun hrwros_week4 hrwros_moveit_commander_cmdline</text:span></text:span></text:p>
      <text:list xml:id="list1694523450" text:style-name="L52">
        <text:list-item>
          <text:p text:style-name="P32">R1Home is a suitable position for it.</text:p>
        </text:list-item>
      </text:list>
      <text:p text:style-name="P3"><text:span text:style-name="Source_20_Text"><text:span text:style-name="T13">&gt; use robot1</text:span></text:span><text:span text:style-name="T6"><text:line-break/></text:span><text:span text:style-name="Source_20_Text"><text:span text:style-name="T13">&gt; go R1Home</text:span></text:span></text:p>
      <text:p text:style-name="P2">Now the arm is out of the way, let's spawn in an object on the conveyor belt!</text:p>
      <text:list xml:id="list3796611553" text:style-name="L53">
        <text:list-item>
          <text:p text:style-name="P33">In a new, sourced, CCS shell, execute the following command:</text:p>
        </text:list-item>
      </text:list>
      <text:p text:style-name="P3"><text:span text:style-name="Source_20_Text"><text:span text:style-name="T13">$ rosservice call /spawn_object_once</text:span></text:span></text:p>
      <text:list xml:id="list1446659109" text:style-name="L54">
        <text:list-item>
          <text:p text:style-name="P34"><text:soft-page-break/>Now you can see a white box object on the conveyor belt near robot 1 in Gazebo. Let's find out what the logical camera can see:</text:p>
        </text:list-item>
      </text:list>
      <text:p text:style-name="P3"><text:span text:style-name="Source_20_Text"><text:span text:style-name="T13">$ rostopic echo /hrwros/logical_camera</text:span></text:span></text:p>
      <text:list xml:id="list1574739293" text:style-name="L55">
        <text:list-item>
          <text:p text:style-name="P59"><text:span text:style-name="T6">Search for a model of the type "</text:span><text:span text:style-name="Source_20_Text"><text:span text:style-name="T13">object"</text:span></text:span><text:span text:style-name="T6"> in the output in the console.</text:span></text:p>
          <text:list>
            <text:list-item>
              <text:list>
                <text:list-header>
                  <text:p text:style-name="P35"><text:s text:c="8"/>It will tell you the position and rotation of the withe box with <text:s/><text:tab/>respect to the camera frame.</text:p>
                </text:list-header>
              </text:list>
            </text:list-item>
          </text:list>
        </text:list-item>
      </text:list>
      <text:p text:style-name="P5"><text:span text:style-name="Strong_20_Emphasis"><text:span text:style-name="T4">Run the transform_object_pose script</text:span></text:span></text:p>
      <text:list xml:id="list480481836" text:style-name="L56">
        <text:list-item>
          <text:p text:style-name="P37">Switch to a new, sourced CCS shell, and run the script:</text:p>
        </text:list-item>
      </text:list>
      <text:p text:style-name="P3"><text:span text:style-name="Source_20_Text"><text:span text:style-name="T13">$ rosrun hrwros_week5 transform_object_pose.py</text:span></text:span></text:p>
      <text:list xml:id="list1571501628" text:style-name="L57">
        <text:list-item>
          <text:p text:style-name="P36">You can now see the output of the script in the terminal.</text:p>
        </text:list-item>
      </text:list>
      <text:list xml:id="list3052470910" text:style-name="L58">
        <text:list-item>
          <text:p text:style-name="P91">The first pose is the pose of the object in the world reference frame.</text:p>
        </text:list-item>
        <text:list-item>
          <text:p text:style-name="P91">The second pose is the pose of the object in the camera reference frame.</text:p>
        </text:list-item>
        <text:list-item>
          <text:p text:style-name="P91">Using the right-hand rule, you can verify the poses are correct!</text:p>
        </text:list-item>
        <text:list-item>
          <text:p text:style-name="P91">Again, during this course, we will take care of the rotations for you.</text:p>
        </text:list-item>
      </text:list>
      <text:h text:style-name="P135" text:outline-level="2"><text:line-break/></text:h>
      <text:p text:style-name="P3"><text:span text:style-name="Source_20_Text"><text:span text:style-name="T13"/></text:span></text:p>
      <text:list xml:id="list162820879957892" text:continue-list="list162822032316335" text:style-name="L2">
        <text:list-item>
          <text:list>
            <text:list-item>
              <text:list>
                <text:list-header>
                  <text:p text:style-name="P117"/>
                </text:list-header>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ter" svg:font-family="Inter, 'Helvetica Neue', Arial, sans-serif"/>
    <style:font-face style:name="Lohit Devanagari1" svg:font-family="'Lohit Devanagari'"/>
    <style:font-face style:name="courier new" svg:font-family="'courier new', courier"/>
    <style:font-face style:name="inherit" svg:font-family="inherit"/>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4T13:32:39.892329844</meta:creation-date>
    <dc:date>2021-03-14T16:28:20.013419602</dc:date>
    <meta:editing-duration>PT2M2S</meta:editing-duration>
    <meta:editing-cycles>1</meta:editing-cycles>
    <meta:document-statistic meta:table-count="0" meta:image-count="0" meta:object-count="0" meta:page-count="17" meta:paragraph-count="258" meta:word-count="2952" meta:character-count="17447" meta:non-whitespace-character-count="14711"/>
    <meta:generator>LibreOffice/6.0.7.3$Linux_X86_64 LibreOffice_project/00m0$Build-3</meta:generator>
  </office:meta>
</office:document-meta>
</file>